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Standard">
      <style:text-properties officeooo:paragraph-rsid="003a2b92"/>
    </style:style>
    <style:style style:name="P2" style:family="paragraph" style:parent-style-name="Standard">
      <style:text-properties officeooo:rsid="00257083" officeooo:paragraph-rsid="00257083"/>
    </style:style>
    <style:style style:name="P3" style:family="paragraph" style:parent-style-name="Standard">
      <style:text-properties officeooo:paragraph-rsid="00257083"/>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10" style:family="paragraph" style:parent-style-name="Standard">
      <style:paragraph-properties fo:margin-top="0in" fo:margin-bottom="0in" loext:contextual-spacing="fals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Standard">
      <style:text-properties officeooo:rsid="00257083" officeooo:paragraph-rsid="00257083"/>
    </style:style>
    <style:style style:name="P15" style:family="paragraph" style:parent-style-name="Standard">
      <style:text-properties officeooo:paragraph-rsid="00257083"/>
    </style:style>
    <style:style style:name="P16" style:family="paragraph" style:parent-style-name="Standard">
      <style:text-properties officeooo:paragraph-rsid="00227e7c"/>
    </style:style>
    <style:style style:name="P17" style:family="paragraph" style:parent-style-name="Standard">
      <style:text-properties officeooo:paragraph-rsid="002864f2"/>
    </style:style>
    <style:style style:name="P18"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master-page-name="First_20_Page">
      <style:paragraph-properties style:page-number="auto"/>
    </style:style>
    <style:style style:name="P25" style:family="paragraph" style:parent-style-name="Heading_20_1">
      <style:paragraph-properties fo:break-before="page"/>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2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9fee0" style:font-size-asian="14pt" style:font-weight-asian="bold" style:font-size-complex="14pt" style:font-weight-complex="bold"/>
    </style:style>
    <style:style style:name="P2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30" style:family="paragraph" style:parent-style-name="Heading_20_4">
      <style:text-properties officeooo:rsid="002864f2" officeooo:paragraph-rsid="002864f2"/>
    </style:style>
    <style:style style:name="P31" style:family="paragraph" style:parent-style-name="Heading_20_4">
      <style:text-properties officeooo:rsid="002764ad" officeooo:paragraph-rsid="002764ad"/>
    </style:style>
    <style:style style:name="P32" style:family="paragraph" style:parent-style-name="Heading_20_4">
      <style:text-properties officeooo:paragraph-rsid="00227e7c"/>
    </style:style>
    <style:style style:name="P33" style:family="paragraph" style:parent-style-name="Standard">
      <style:text-properties officeooo:rsid="00257083" officeooo:paragraph-rsid="00257083"/>
    </style:style>
    <style:style style:name="P34" style:family="paragraph" style:parent-style-name="Standard" style:list-style-name="L18">
      <style:text-properties officeooo:paragraph-rsid="0031f2b1"/>
    </style:style>
    <style:style style:name="P35" style:family="paragraph" style:parent-style-name="Standard" style:list-style-name="L18">
      <style:text-properties style:font-name="Times New Roman1"/>
    </style:style>
    <style:style style:name="P36" style:family="paragraph" style:parent-style-name="Standard" style:list-style-name="L19"/>
    <style:style style:name="P37" style:family="paragraph" style:parent-style-name="Standard">
      <style:text-properties officeooo:paragraph-rsid="003a2b92"/>
    </style:style>
    <style:style style:name="P38" style:family="paragraph" style:parent-style-name="Standard">
      <style:text-properties officeooo:paragraph-rsid="00257083"/>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891"/>
    </style:style>
    <style:style style:name="T2" style:family="text">
      <style:text-properties officeooo:rsid="001fea14"/>
    </style:style>
    <style:style style:name="T3" style:family="text">
      <style:text-properties officeooo:rsid="002f93b8"/>
    </style:style>
    <style:style style:name="T4" style:family="text">
      <style:text-properties officeooo:rsid="00215b57"/>
    </style:style>
    <style:style style:name="T5" style:family="text">
      <style:text-properties officeooo:rsid="00224ed1"/>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officeooo:rsid="002474f0"/>
    </style:style>
    <style:style style:name="T8" style:family="text">
      <style:text-properties officeooo:rsid="003528e2"/>
    </style:style>
    <style:style style:name="T9" style:family="text">
      <style:text-properties officeooo:rsid="003a2b92"/>
    </style:style>
    <style:style style:name="T10" style:family="text">
      <style:text-properties officeooo:rsid="00257083"/>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8pt" officeooo:rsid="001d227f" style:font-size-asian="8pt" style:font-size-complex="8pt"/>
    </style:style>
    <style:style style:name="T14" style:family="text">
      <style:text-properties fo:font-size="8pt" officeooo:rsid="001d227f" style:font-size-asian="8pt"/>
    </style:style>
    <style:style style:name="T1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9" style:family="text">
      <style:text-properties fo:font-size="9pt" style:font-size-asian="9pt"/>
    </style:style>
    <style:style style:name="T20" style:family="text">
      <style:text-properties officeooo:rsid="001e7891"/>
    </style:style>
    <style:style style:name="T21" style:family="text">
      <style:text-properties officeooo:rsid="001fea14"/>
    </style:style>
    <style:style style:name="T22" style:family="text">
      <style:text-properties officeooo:rsid="002f93b8"/>
    </style:style>
    <style:style style:name="T23" style:family="text">
      <style:text-properties officeooo:rsid="00215b57"/>
    </style:style>
    <style:style style:name="T24" style:family="text">
      <style:text-properties officeooo:rsid="00224ed1"/>
    </style:style>
    <style:style style:name="T25" style:family="text">
      <style:text-properties officeooo:rsid="002474f0"/>
    </style:style>
    <style:style style:name="T26" style:family="text">
      <style:text-properties officeooo:rsid="003528e2"/>
    </style:style>
    <style:style style:name="T27" style:family="text">
      <style:text-properties officeooo:rsid="00257083"/>
    </style:style>
    <style:style style:name="T28" style:family="text">
      <style:text-properties style:text-underline-style="solid" style:text-underline-width="auto" style:text-underline-color="font-color"/>
    </style:style>
    <style:style style:name="T29" style:family="text">
      <style:text-properties fo:color="#000000" fo:font-size="12pt" style:font-name-asian="TimesNewRomanPSMT" style:font-size-asian="12pt" style:font-name-complex="TimesNewRomanPSMT" style:font-size-complex="12pt"/>
    </style:style>
    <style:style style:name="T30" style:family="text">
      <style:text-properties style:text-underline-style="none"/>
    </style:style>
    <style:style style:name="T31" style:family="text">
      <style:text-properties style:text-underline-style="none" officeooo:rsid="002f93b8"/>
    </style:style>
    <style:style style:name="T32" style:family="text">
      <style:text-properties officeooo:rsid="00227e7c"/>
    </style:style>
    <style:style style:name="T33" style:family="text">
      <style:text-properties officeooo:rsid="002764ad"/>
    </style:style>
    <style:style style:name="T34" style:family="text">
      <style:text-properties officeooo:rsid="002864f2"/>
    </style:style>
    <style:style style:name="T35" style:family="text">
      <style:text-properties officeooo:rsid="0029567a"/>
    </style:style>
    <style:style style:name="T36" style:family="text">
      <style:text-properties officeooo:rsid="002e5bce"/>
    </style:style>
    <style:style style:name="T37" style:family="text">
      <style:text-properties officeooo:rsid="0033b918"/>
    </style:style>
    <style:style style:name="T38" style:family="text">
      <style:text-properties officeooo:rsid="0035d152"/>
    </style:style>
    <style:style style:name="T39" style:family="text">
      <style:text-properties officeooo:rsid="00391f4f"/>
    </style:style>
    <style:style style:name="T40" style:family="text">
      <style:text-properties officeooo:rsid="001d227f"/>
    </style:style>
    <style:style style:name="T41" style:family="text">
      <style:text-properties officeooo:rsid="003a2b92"/>
    </style:style>
    <style:style style:name="T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style:language-asian="zxx" style:country-asian="none" style:language-complex="zxx" style:country-complex="none"/>
    </style:style>
    <style:style style:name="T45"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106652635761296" text:id="ct106652635761296">
          <text:deletion>
            <office:change-info>
              <dc:creator>Stuart Baker</dc:creator>
              <dc:date>2015-10-17T16:21:00</dc:date>
            </office:change-info>
            <text:p text:style-name="Standard">u</text:p>
          </text:deletion>
        </text:changed-region>
        <text:changed-region xml:id="ct106652633737568" text:id="ct106652633737568">
          <text:insertion>
            <office:change-info>
              <dc:creator>Stuart Baker</dc:creator>
              <dc:date>2016-01-24T12:33:00</dc:date>
            </office:change-info>
          </text:insertion>
        </text:changed-region>
        <text:changed-region xml:id="ct106652633724256" text:id="ct106652633724256">
          <text:insertion>
            <office:change-info>
              <dc:creator>Stuart Baker</dc:creator>
              <dc:date>2015-10-17T16:21:00</dc:date>
            </office:change-info>
          </text:insertion>
        </text:changed-region>
        <text:changed-region xml:id="ct106652635776480" text:id="ct106652635776480">
          <text:deletion>
            <office:change-info>
              <dc:creator>Stuart Baker</dc:creator>
              <dc:date>2015-10-17T16:21:00</dc:date>
            </office:change-info>
            <text:p text:style-name="Standard"><text:span text:style-name="T1">D</text:span></text:p>
          </text:deletion>
        </text:changed-region>
        <text:changed-region xml:id="ct106652633678704" text:id="ct106652633678704">
          <text:insertion>
            <office:change-info>
              <dc:creator>Stuart Baker</dc:creator>
              <dc:date>2015-10-17T16:22:00</dc:date>
            </office:change-info>
          </text:insertion>
        </text:changed-region>
        <text:changed-region xml:id="ct106652635772944" text:id="ct106652635772944">
          <text:deletion>
            <office:change-info>
              <dc:creator>Stuart Baker</dc:creator>
              <dc:date>2015-10-17T16:22:00</dc:date>
            </office:change-info>
            <text:p text:style-name="Standard"><text:span text:style-name="T1">e</text:span></text:p>
          </text:deletion>
        </text:changed-region>
        <text:changed-region xml:id="ct106652633732576" text:id="ct106652633732576">
          <text:insertion>
            <office:change-info>
              <dc:creator>Stuart Baker</dc:creator>
              <dc:date>2015-10-17T16:22:00</dc:date>
            </office:change-info>
          </text:insertion>
        </text:changed-region>
        <text:changed-region xml:id="ct106652633709280" text:id="ct106652633709280">
          <text:deletion>
            <office:change-info>
              <dc:creator>Stuart Baker</dc:creator>
              <dc:date>2015-10-17T16:22:00</dc:date>
            </office:change-info>
            <text:p text:style-name="Standard"><text:span text:style-name="T1">i</text:span></text:p>
          </text:deletion>
        </text:changed-region>
        <text:changed-region xml:id="ct106652633770016" text:id="ct106652633770016">
          <text:deletion>
            <office:change-info>
              <dc:creator>Stuart Baker</dc:creator>
              <dc:date>2015-10-17T16:23:00</dc:date>
            </office:change-info>
            <text:p text:style-name="Standard">ly</text:p>
          </text:deletion>
        </text:changed-region>
        <text:changed-region xml:id="ct106652633678912" text:id="ct106652633678912">
          <text:insertion>
            <office:change-info>
              <dc:creator>Stuart Baker</dc:creator>
              <dc:date>2015-10-17T16:24:00</dc:date>
            </office:change-info>
          </text:insertion>
        </text:changed-region>
        <text:changed-region xml:id="ct106652633752752" text:id="ct106652633752752">
          <text:deletion>
            <office:change-info>
              <dc:creator>Stuart Baker</dc:creator>
              <dc:date>2015-10-17T16:24:00</dc:date>
            </office:change-info>
            <text:p text:style-name="Standard"><text:span text:style-name="T2">you</text:span></text:p>
          </text:deletion>
        </text:changed-region>
        <text:changed-region xml:id="ct106652631677440" text:id="ct106652631677440">
          <text:insertion>
            <office:change-info>
              <dc:creator>Stuart Baker</dc:creator>
              <dc:date>2015-10-17T16:24:00</dc:date>
            </office:change-info>
          </text:insertion>
        </text:changed-region>
        <text:changed-region xml:id="ct106652633774176" text:id="ct106652633774176">
          <text:insertion>
            <office:change-info>
              <dc:creator>Stuart Baker</dc:creator>
              <dc:date>2015-10-17T16:24:00</dc:date>
            </office:change-info>
          </text:insertion>
        </text:changed-region>
        <text:changed-region xml:id="ct106652631683056" text:id="ct106652631683056">
          <text:deletion>
            <office:change-info>
              <dc:creator>Stuart Baker</dc:creator>
              <dc:date>2015-10-17T16:24:00</dc:date>
            </office:change-info>
            <text:p text:style-name="Standard"><text:span text:style-name="T2">you</text:span></text:p>
          </text:deletion>
        </text:changed-region>
        <text:changed-region xml:id="ct106652633763152" text:id="ct106652633763152">
          <text:insertion>
            <office:change-info>
              <dc:creator>Stuart Baker</dc:creator>
              <dc:date>2015-10-17T16:24:00</dc:date>
            </office:change-info>
          </text:insertion>
        </text:changed-region>
        <text:changed-region xml:id="ct106652633730288" text:id="ct106652633730288">
          <text:insertion>
            <office:change-info>
              <dc:creator>Stuart Baker</dc:creator>
              <dc:date>2016-01-24T12:36:00</dc:date>
            </office:change-info>
          </text:insertion>
        </text:changed-region>
        <text:changed-region xml:id="ct106652633729040" text:id="ct106652633729040">
          <text:insertion>
            <office:change-info>
              <dc:creator>Stuart Baker</dc:creator>
              <dc:date>2016-01-24T12:37:00</dc:date>
            </office:change-info>
          </text:insertion>
        </text:changed-region>
        <text:changed-region xml:id="ct106652633789152" text:id="ct106652633789152">
          <text:deletion>
            <office:change-info>
              <dc:creator>Stuart Baker</dc:creator>
              <dc:date>2016-01-24T12:35:00</dc:date>
            </office:change-info>
            <text:p text:style-name="Standard"><text:span text:style-name="T3">would</text:span></text:p>
          </text:deletion>
        </text:changed-region>
        <text:changed-region xml:id="ct106652633780832" text:id="ct106652633780832">
          <text:deletion>
            <office:change-info>
              <dc:creator>Stuart Baker</dc:creator>
              <dc:date>2015-10-17T16:25:00</dc:date>
            </office:change-info>
            <text:p text:style-name="Standard"><text:s/>you prefer</text:p>
          </text:deletion>
        </text:changed-region>
        <text:changed-region xml:id="ct106652633731952" text:id="ct106652633731952">
          <text:deletion>
            <office:change-info>
              <dc:creator>Stuart Baker</dc:creator>
              <dc:date>2015-10-17T16:25:00</dc:date>
            </office:change-info>
            <text:p text:style-name="Standard"><text:s/>you use</text:p>
          </text:deletion>
        </text:changed-region>
        <text:changed-region xml:id="ct106652633739648" text:id="ct106652633739648">
          <text:insertion>
            <office:change-info>
              <dc:creator>Stuart Baker</dc:creator>
              <dc:date>2015-10-17T16:25:00</dc:date>
            </office:change-info>
          </text:insertion>
        </text:changed-region>
        <text:changed-region xml:id="ct106652635771280" text:id="ct106652635771280">
          <text:insertion>
            <office:change-info>
              <dc:creator>Stuart Baker</dc:creator>
              <dc:date>2016-01-24T12:37:00</dc:date>
            </office:change-info>
          </text:insertion>
        </text:changed-region>
        <text:changed-region xml:id="ct106652633678080" text:id="ct106652633678080">
          <text:deletion>
            <office:change-info>
              <dc:creator>Stuart Baker</dc:creator>
              <dc:date>2016-01-24T12:37:00</dc:date>
            </office:change-info>
            <text:p text:style-name="Standard"><text:span text:style-name="T3">could </text:span></text:p>
          </text:deletion>
        </text:changed-region>
        <text:changed-region xml:id="ct106652633734448" text:id="ct106652633734448">
          <text:deletion>
            <office:change-info>
              <dc:creator>Stuart Baker</dc:creator>
              <dc:date>2016-01-24T12:37:00</dc:date>
            </office:change-info>
            <text:p text:style-name="Standard">that </text:p>
          </text:deletion>
        </text:changed-region>
        <text:changed-region xml:id="ct106652633699088" text:id="ct106652633699088">
          <text:insertion>
            <office:change-info>
              <dc:creator>Stuart Baker</dc:creator>
              <dc:date>2016-01-24T12:36:00</dc:date>
            </office:change-info>
          </text:insertion>
        </text:changed-region>
        <text:changed-region xml:id="ct106652633763776" text:id="ct106652633763776">
          <text:deletion>
            <office:change-info>
              <dc:creator>Stuart Baker</dc:creator>
              <dc:date>2016-01-24T12:36:00</dc:date>
            </office:change-info>
            <text:p text:style-name="Standard"><text:span text:style-name="T3">you</text:span></text:p>
          </text:deletion>
        </text:changed-region>
        <text:changed-region xml:id="ct106652633750048" text:id="ct106652633750048">
          <text:insertion>
            <office:change-info>
              <dc:creator>Stuart Baker</dc:creator>
              <dc:date>2016-01-24T12:36:00</dc:date>
            </office:change-info>
          </text:insertion>
        </text:changed-region>
        <text:changed-region xml:id="ct106652633715728" text:id="ct106652633715728">
          <text:deletion>
            <office:change-info>
              <dc:creator>Stuart Baker</dc:creator>
              <dc:date>2016-01-24T12:36:00</dc:date>
            </office:change-info>
            <text:p text:style-name="Standard"><text:s/>in the Event Identifier, guaranteeing it to be unique.</text:p>
          </text:deletion>
        </text:changed-region>
        <text:changed-region xml:id="ct106652633747760" text:id="ct106652633747760">
          <text:deletion>
            <office:change-info>
              <dc:creator>Stuart Baker</dc:creator>
              <dc:date>2015-10-17T16:27:00</dc:date>
            </office:change-info>
            <text:p text:style-name="Standard"><text:s/>that event</text:p>
          </text:deletion>
        </text:changed-region>
        <text:changed-region xml:id="ct106652633677872" text:id="ct106652633677872">
          <text:deletion>
            <office:change-info>
              <dc:creator>Stuart Baker</dc:creator>
              <dc:date>2016-01-24T12:36:00</dc:date>
            </office:change-info>
            <text:p text:style-name="Standard">For example, the B<office:annotation><dc:creator>David P Harris</dc:creator><dc:date>2015-10-17T17:44:17</dc:date><text:list text:style-name=""><text:list-item><text:p text:style-name="P39"><text:span text:style-name="T42">This isn't really true, the Blue/Gold just chooses the first of whatever events are in the node. <text:s/>Most nodes will initialize to a set of events from its range [nodeID.xxxx]. <text:s/></text:span><text:span text:style-name="T42"><text:line-break/></text:span><text:span text:style-name="T42"><text:line-break/></text:span><text:span text:style-name="T42">This whole thing is a bit wordy, rangy, and scattered ( I think I wrote it :-( )</text:span></text:p></text:list-item><text:list-item><text:p text:style-name="P39"><text:span text:style-name="T42"/></text:p></text:list-item><text:list-item><text:p text:style-name="P39"><text:span text:style-name="T42"/></text:p></text:list-item></text:list></office:annotation>lue/Gold algorithm for assigning Event Identifiers automatically puts the Node ID of the first node to use</text:p>
          </text:deletion>
        </text:changed-region>
        <text:changed-region xml:id="ct106652633696176" text:id="ct106652633696176">
          <text:deletion>
            <office:change-info>
              <dc:creator>Stuart Baker</dc:creator>
              <dc:date>2016-01-24T12:38:00</dc:date>
            </office:change-info>
            <text:p text:style-name="Standard">Not all Event Identifiers need to be assigned through the Blue/Gold algorithm. <text:s/>For example, a</text:p>
          </text:deletion>
        </text:changed-region>
        <text:changed-region xml:id="ct106652633706576" text:id="ct106652633706576">
          <text:insertion>
            <office:change-info>
              <dc:creator>Stuart Baker</dc:creator>
              <dc:date>2016-01-24T12:38:00</dc:date>
            </office:change-info>
          </text:insertion>
        </text:changed-region>
        <text:changed-region xml:id="ct106652633788944" text:id="ct106652633788944">
          <text:deletion>
            <office:change-info>
              <dc:creator>Stuart Baker</dc:creator>
              <dc:date>2016-01-24T12:38:00</dc:date>
            </office:change-info>
            <text:p text:style-name="Standard">some other</text:p>
          </text:deletion>
        </text:changed-region>
        <text:changed-region xml:id="ct106652631682432" text:id="ct106652631682432">
          <text:insertion>
            <office:change-info>
              <dc:creator>Stuart Baker</dc:creator>
              <dc:date>2016-01-24T12:38:00</dc:date>
            </office:change-info>
          </text:insertion>
        </text:changed-region>
        <text:changed-region xml:id="ct106652633769600" text:id="ct106652633769600">
          <text:deletion>
            <office:change-info>
              <dc:creator>Stuart Baker</dc:creator>
              <dc:date>2016-01-24T12:47:00</dc:date>
            </office:change-info>
            <text:p text:style-name="Standard">w</text:p>
          </text:deletion>
        </text:changed-region>
        <text:changed-region xml:id="ct106652633699920" text:id="ct106652633699920">
          <text:insertion>
            <office:change-info>
              <dc:creator>Stuart Baker</dc:creator>
              <dc:date>2016-01-24T12:47:00</dc:date>
            </office:change-info>
          </text:insertion>
        </text:changed-region>
        <text:changed-region xml:id="ct106652633708448" text:id="ct106652633708448">
          <text:deletion>
            <office:change-info>
              <dc:creator>Stuart Baker</dc:creator>
              <dc:date>2016-01-24T12:47:00</dc:date>
            </office:change-info>
            <text:p text:style-name="Standard">k</text:p>
          </text:deletion>
        </text:changed-region>
        <text:changed-region xml:id="ct106652633707200" text:id="ct106652633707200">
          <text:insertion>
            <office:change-info>
              <dc:creator>Stuart Baker</dc:creator>
              <dc:date>2016-01-24T12:47:00</dc:date>
            </office:change-info>
          </text:insertion>
        </text:changed-region>
        <text:changed-region xml:id="ct106652635781056" text:id="ct106652635781056">
          <text:insertion>
            <office:change-info>
              <dc:creator>Stuart Baker</dc:creator>
              <dc:date>2016-01-24T12:39:00</dc:date>
            </office:change-info>
          </text:insertion>
        </text:changed-region>
        <text:changed-region xml:id="ct106652633741520" text:id="ct106652633741520">
          <text:insertion>
            <office:change-info>
              <dc:creator>Stuart Baker</dc:creator>
              <dc:date>2015-10-17T16:29:00</dc:date>
            </office:change-info>
          </text:insertion>
        </text:changed-region>
        <text:changed-region xml:id="ct106652633782912" text:id="ct106652633782912">
          <text:deletion>
            <office:change-info>
              <dc:creator>Stuart Baker</dc:creator>
              <dc:date>2015-10-17T16:29:00</dc:date>
            </office:change-info>
            <text:p text:style-name="Standard"><text:span text:style-name="T4">and we</text:span></text:p>
          </text:deletion>
        </text:changed-region>
        <text:changed-region xml:id="ct106652633699504" text:id="ct106652633699504">
          <text:insertion>
            <office:change-info>
              <dc:creator>Stuart Baker</dc:creator>
              <dc:date>2015-10-17T16:30:00</dc:date>
            </office:change-info>
          </text:insertion>
        </text:changed-region>
        <text:changed-region xml:id="ct106652633778128" text:id="ct106652633778128">
          <text:insertion>
            <office:change-info>
              <dc:creator>Stuart Baker</dc:creator>
              <dc:date>2015-10-17T16:30:00</dc:date>
            </office:change-info>
          </text:insertion>
        </text:changed-region>
        <text:changed-region xml:id="ct106652633701376" text:id="ct106652633701376">
          <text:deletion>
            <office:change-info>
              <dc:creator>Stuart Baker</dc:creator>
              <dc:date>2015-10-17T16:30:00</dc:date>
            </office:change-info>
            <text:p text:style-name="Standard">that </text:p>
          </text:deletion>
        </text:changed-region>
        <text:changed-region xml:id="ct106652635767120" text:id="ct106652635767120">
          <text:insertion>
            <office:change-info>
              <dc:creator>Stuart Baker</dc:creator>
              <dc:date>2016-01-24T12:40:00</dc:date>
            </office:change-info>
          </text:insertion>
        </text:changed-region>
        <text:changed-region xml:id="ct106652633738192" text:id="ct106652633738192">
          <text:insertion>
            <office:change-info>
              <dc:creator>Stuart Baker</dc:creator>
              <dc:date>2015-10-17T16:33:00</dc:date>
            </office:change-info>
          </text:insertion>
        </text:changed-region>
        <text:changed-region xml:id="ct106652633783952" text:id="ct106652633783952">
          <text:deletion>
            <office:change-info>
              <dc:creator>Stuart Baker</dc:creator>
              <dc:date>2015-10-17T16:36:00</dc:date>
            </office:change-info>
            <text:p text:style-name="Standard"><text:span text:style-name="T4">you have some Node ID address space assigned to you, you can use that.</text:span></text:p>
          </text:deletion>
        </text:changed-region>
        <text:changed-region xml:id="ct106652635777728" text:id="ct106652635777728">
          <text:insertion>
            <office:change-info>
              <dc:creator>Stuart Baker</dc:creator>
              <dc:date>2016-01-24T12:42:00</dc:date>
            </office:change-info>
          </text:insertion>
        </text:changed-region>
        <text:changed-region xml:id="ct106652633697632" text:id="ct106652633697632">
          <text:deletion>
            <office:change-info>
              <dc:creator>Stuart Baker</dc:creator>
              <dc:date>2016-01-24T12:42:00</dc:date>
            </office:change-info>
            <text:p text:style-name="Standard">-like-part</text:p>
          </text:deletion>
        </text:changed-region>
        <text:changed-region xml:id="ct106652635765664" text:id="ct106652635765664">
          <text:insertion>
            <office:change-info>
              <dc:creator>Stuart Baker</dc:creator>
              <dc:date>2016-01-24T12:42:00</dc:date>
            </office:change-info>
          </text:insertion>
        </text:changed-region>
        <text:changed-region xml:id="ct106652635763792" text:id="ct106652635763792">
          <text:deletion>
            <office:change-info>
              <dc:creator>Stuart Baker</dc:creator>
              <dc:date>2015-10-17T16:36:00</dc:date>
            </office:change-info>
            <text:p text:style-name="Standard">For example, i</text:p>
          </text:deletion>
        </text:changed-region>
        <text:changed-region xml:id="ct106652633744640" text:id="ct106652633744640">
          <text:insertion>
            <office:change-info>
              <dc:creator>Stuart Baker</dc:creator>
              <dc:date>2015-10-17T16:36:00</dc:date>
            </office:change-info>
          </text:insertion>
        </text:changed-region>
        <text:changed-region xml:id="ct106652635775648" text:id="ct106652635775648">
          <text:deletion>
            <office:change-info>
              <dc:creator>Stuart Baker</dc:creator>
              <dc:date>2015-10-18T00:10:00</dc:date>
            </office:change-info>
            <text:p text:style-name="Standard">0x</text:p>
          </text:deletion>
        </text:changed-region>
        <text:changed-region xml:id="ct106652633675584" text:id="ct106652633675584">
          <text:insertion>
            <office:change-info>
              <dc:creator>Stuart Baker</dc:creator>
              <dc:date>2015-10-18T00:10:00</dc:date>
            </office:change-info>
          </text:insertion>
        </text:changed-region>
        <text:changed-region xml:id="ct106652633777088" text:id="ct106652633777088">
          <text:insertion>
            <office:change-info>
              <dc:creator>Stuart Baker</dc:creator>
              <dc:date>2015-10-18T00:10:00</dc:date>
            </office:change-info>
          </text:insertion>
        </text:changed-region>
        <text:changed-region xml:id="ct106652633759824" text:id="ct106652633759824">
          <text:insertion>
            <office:change-info>
              <dc:creator>Stuart Baker</dc:creator>
              <dc:date>2015-10-18T00:11:00</dc:date>
            </office:change-info>
          </text:insertion>
        </text:changed-region>
        <text:changed-region xml:id="ct106652633676208" text:id="ct106652633676208">
          <text:insertion>
            <office:change-info>
              <dc:creator>Stuart Baker</dc:creator>
              <dc:date>2015-10-18T00:11:00</dc:date>
            </office:change-info>
          </text:insertion>
        </text:changed-region>
        <text:changed-region xml:id="ct106652633752544" text:id="ct106652633752544">
          <text:insertion>
            <office:change-info>
              <dc:creator>Stuart Baker</dc:creator>
              <dc:date>2015-10-18T00:11:00</dc:date>
            </office:change-info>
          </text:insertion>
        </text:changed-region>
        <text:changed-region xml:id="ct106652635769200" text:id="ct106652635769200">
          <text:insertion>
            <office:change-info>
              <dc:creator>David P Harris</dc:creator>
              <dc:date>2015-10-17T17:49:00</dc:date>
            </office:change-info>
          </text:insertion>
        </text:changed-region>
        <text:changed-region xml:id="ct106652633705536" text:id="ct106652633705536">
          <text:insertion>
            <office:change-info>
              <dc:creator>Stuart Baker</dc:creator>
              <dc:date>2015-10-18T00:11:00</dc:date>
            </office:change-info>
          </text:insertion>
        </text:changed-region>
        <text:changed-region xml:id="ct106652635769824" text:id="ct106652635769824">
          <text:deletion>
            <office:change-info>
              <dc:creator>Stuart Baker</dc:creator>
              <dc:date>2015-10-18T00:11:00</dc:date>
            </office:change-info>
            <text:p text:style-name="Standard">0x</text:p>
          </text:deletion>
        </text:changed-region>
        <text:changed-region xml:id="ct106652633705952" text:id="ct106652633705952">
          <text:insertion>
            <office:change-info>
              <dc:creator>Stuart Baker</dc:creator>
              <dc:date>2015-10-18T00:11:00</dc:date>
            </office:change-info>
          </text:insertion>
        </text:changed-region>
        <text:changed-region xml:id="ct106652633728832" text:id="ct106652633728832">
          <text:insertion>
            <office:change-info>
              <dc:creator>Stuart Baker</dc:creator>
              <dc:date>2015-10-18T00:11:00</dc:date>
            </office:change-info>
          </text:insertion>
        </text:changed-region>
        <text:changed-region xml:id="ct106652633772720" text:id="ct106652633772720">
          <text:insertion>
            <office:change-info>
              <dc:creator>Stuart Baker</dc:creator>
              <dc:date>2015-10-18T00:11:00</dc:date>
            </office:change-info>
          </text:insertion>
        </text:changed-region>
        <text:changed-region xml:id="ct106652635761088" text:id="ct106652635761088">
          <text:insertion>
            <office:change-info>
              <dc:creator>Stuart Baker</dc:creator>
              <dc:date>2015-10-18T00:11:00</dc:date>
            </office:change-info>
          </text:insertion>
        </text:changed-region>
        <text:changed-region xml:id="ct106652633762320" text:id="ct106652633762320">
          <text:insertion>
            <office:change-info>
              <dc:creator>Stuart Baker</dc:creator>
              <dc:date>2015-10-18T00:11:00</dc:date>
            </office:change-info>
          </text:insertion>
        </text:changed-region>
        <text:changed-region xml:id="ct106652633789984" text:id="ct106652633789984">
          <text:insertion>
            <office:change-info>
              <dc:creator>Stuart Baker</dc:creator>
              <dc:date>2015-10-17T16:37:00</dc:date>
            </office:change-info>
          </text:insertion>
        </text:changed-region>
        <text:changed-region xml:id="ct106652633702832" text:id="ct106652633702832">
          <text:insertion>
            <office:change-info>
              <dc:creator>Stuart Baker</dc:creator>
              <dc:date>2015-10-17T16:37:00</dc:date>
            </office:change-info>
          </text:insertion>
        </text:changed-region>
        <text:changed-region xml:id="ct106652633702416" text:id="ct106652633702416">
          <text:deletion>
            <office:change-info>
              <dc:creator>David P Harris</dc:creator>
              <dc:date>2015-10-17T17:50:00</dc:date>
            </office:change-info>
            <text:p text:style-name="Standard">taken</text:p>
          </text:deletion>
        </text:changed-region>
        <text:changed-region xml:id="ct106652633698048" text:id="ct106652633698048">
          <text:insertion>
            <office:change-info>
              <dc:creator>David P Harris</dc:creator>
              <dc:date>2015-10-17T17:50:00</dc:date>
            </office:change-info>
          </text:insertion>
        </text:changed-region>
        <text:changed-region xml:id="ct106652633710112" text:id="ct106652633710112">
          <text:insertion>
            <office:change-info>
              <dc:creator>Stuart Baker</dc:creator>
              <dc:date>2015-10-17T16:38:00</dc:date>
            </office:change-info>
          </text:insertion>
        </text:changed-region>
        <text:changed-region xml:id="ct106652633690976" text:id="ct106652633690976">
          <text:insertion>
            <office:change-info>
              <dc:creator>Stuart Baker</dc:creator>
              <dc:date>2015-10-17T16:38:00</dc:date>
            </office:change-info>
          </text:insertion>
        </text:changed-region>
        <text:changed-region xml:id="ct106652633770640" text:id="ct106652633770640">
          <text:deletion>
            <office:change-info>
              <dc:creator>Stuart Baker</dc:creator>
              <dc:date>2016-01-24T12:43:00</dc:date>
            </office:change-info>
            <text:p text:style-name="Standard"><text:span text:style-name="T5">'</text:span></text:p>
          </text:deletion>
        </text:changed-region>
        <text:changed-region xml:id="ct106652631687840" text:id="ct106652631687840">
          <text:insertion>
            <office:change-info>
              <dc:creator>Stuart Baker</dc:creator>
              <dc:date>2016-01-24T12:43:00</dc:date>
            </office:change-info>
          </text:insertion>
        </text:changed-region>
        <text:changed-region xml:id="ct106652633782080" text:id="ct106652633782080">
          <text:insertion>
            <office:change-info>
              <dc:creator>David P Harris</dc:creator>
              <dc:date>2015-10-17T17:50:00</dc:date>
            </office:change-info>
          </text:insertion>
        </text:changed-region>
        <text:changed-region xml:id="ct106652631689296" text:id="ct106652631689296">
          <text:insertion>
            <office:change-info>
              <dc:creator>David P Harris</dc:creator>
              <dc:date>2015-10-17T17:50:00</dc:date>
            </office:change-info>
          </text:insertion>
        </text:changed-region>
        <text:changed-region xml:id="ct106652633791024" text:id="ct106652633791024">
          <text:deletion>
            <office:change-info>
              <dc:creator>Stuart Baker</dc:creator>
              <dc:date>2016-01-24T12:45:00</dc:date>
            </office:change-info>
            <text:p text:style-name="Standard">e</text:p>
          </text:deletion>
        </text:changed-region>
        <text:changed-region xml:id="ct106652635766912" text:id="ct106652635766912">
          <text:insertion>
            <office:change-info>
              <dc:creator>Stuart Baker</dc:creator>
              <dc:date>2016-01-24T12:45:00</dc:date>
            </office:change-info>
          </text:insertion>
        </text:changed-region>
        <text:changed-region xml:id="ct106652633698464" text:id="ct106652633698464">
          <text:deletion>
            <office:change-info>
              <dc:creator>Stuart Baker</dc:creator>
              <dc:date>2016-01-24T12:45:00</dc:date>
            </office:change-info>
            <text:p text:style-name="Standard">i</text:p>
          </text:deletion>
        </text:changed-region>
        <text:changed-region xml:id="ct106652633723632" text:id="ct106652633723632">
          <text:insertion>
            <office:change-info>
              <dc:creator>Stuart Baker</dc:creator>
              <dc:date>2016-01-24T12:45:00</dc:date>
            </office:change-info>
          </text:insertion>
        </text:changed-region>
        <text:changed-region xml:id="ct106652633694720" text:id="ct106652633694720">
          <text:deletion>
            <office:change-info>
              <dc:creator>Stuart Baker</dc:creator>
              <dc:date>2015-10-17T16:59:00</dc:date>
            </office:change-info>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deletion>
        </text:changed-region>
        <text:changed-region xml:id="ct106652633702000" text:id="ct106652633702000">
          <text:deletion>
            <office:change-info>
              <dc:creator>Stuart Baker</dc:creator>
              <dc:date>2016-01-24T12:45:00</dc:date>
            </office:change-info>
            <text:p text:style-name="Standard">e</text:p>
          </text:deletion>
        </text:changed-region>
        <text:changed-region xml:id="ct106652633721760" text:id="ct106652633721760">
          <text:insertion>
            <office:change-info>
              <dc:creator>Stuart Baker</dc:creator>
              <dc:date>2016-01-24T12:45:00</dc:date>
            </office:change-info>
          </text:insertion>
        </text:changed-region>
        <text:changed-region xml:id="ct106652635781264" text:id="ct106652635781264">
          <text:deletion>
            <office:change-info>
              <dc:creator>Stuart Baker</dc:creator>
              <dc:date>2016-01-24T12:45:00</dc:date>
            </office:change-info>
            <text:p text:style-name="Standard">i</text:p>
          </text:deletion>
        </text:changed-region>
        <text:changed-region xml:id="ct106652633745888" text:id="ct106652633745888">
          <text:insertion>
            <office:change-info>
              <dc:creator>Stuart Baker</dc:creator>
              <dc:date>2016-01-24T12:45:00</dc:date>
            </office:change-info>
          </text:insertion>
        </text:changed-region>
        <text:changed-region xml:id="ct106652635762960" text:id="ct106652635762960">
          <text:deletion>
            <office:change-info>
              <dc:creator>Stuart Baker</dc:creator>
              <dc:date>2016-01-24T12:46:00</dc:date>
            </office:change-info>
            <text:p text:style-name="Standard">e</text:p>
          </text:deletion>
        </text:changed-region>
        <text:changed-region xml:id="ct106652633772512" text:id="ct106652633772512">
          <text:insertion>
            <office:change-info>
              <dc:creator>Stuart Baker</dc:creator>
              <dc:date>2016-01-24T12:46:00</dc:date>
            </office:change-info>
          </text:insertion>
        </text:changed-region>
        <text:changed-region xml:id="ct106652633720512" text:id="ct106652633720512">
          <text:deletion>
            <office:change-info>
              <dc:creator>Stuart Baker</dc:creator>
              <dc:date>2016-01-24T12:46:00</dc:date>
            </office:change-info>
            <text:p text:style-name="Standard">i</text:p>
          </text:deletion>
        </text:changed-region>
        <text:changed-region xml:id="ct106652633710944" text:id="ct106652633710944">
          <text:insertion>
            <office:change-info>
              <dc:creator>Stuart Baker</dc:creator>
              <dc:date>2016-01-24T12:46:00</dc:date>
            </office:change-info>
          </text:insertion>
        </text:changed-region>
        <text:changed-region xml:id="ct106652633781040" text:id="ct106652633781040">
          <text:insertion>
            <office:change-info>
              <dc:creator>David Harris</dc:creator>
              <dc:date>2016-01-29T13:22:00</dc:date>
            </office:change-info>
          </text:insertion>
        </text:changed-region>
        <text:changed-region xml:id="ct106652635771488" text:id="ct106652635771488">
          <text:insertion>
            <office:change-info>
              <dc:creator>Stuart Baker</dc:creator>
              <dc:date>2015-10-17T17:04:00</dc:date>
            </office:change-info>
          </text:insertion>
        </text:changed-region>
        <text:changed-region xml:id="ct106652633698672" text:id="ct106652633698672">
          <text:deletion>
            <office:change-info>
              <dc:creator>Stuart Baker</dc:creator>
              <dc:date>2015-10-17T17:04:00</dc:date>
            </office:change-info>
            <text:p text:style-name="P1"><text:span text:style-name="T7">w</text:span></text:p>
          </text:deletion>
        </text:changed-region>
        <text:changed-region xml:id="ct106652633706992" text:id="ct106652633706992">
          <text:insertion>
            <office:change-info>
              <dc:creator>Stuart Baker</dc:creator>
              <dc:date>2015-10-17T17:04:00</dc:date>
            </office:change-info>
          </text:insertion>
        </text:changed-region>
        <text:changed-region xml:id="ct106652633714480" text:id="ct106652633714480">
          <text:deletion>
            <office:change-info>
              <dc:creator>Stuart Baker</dc:creator>
              <dc:date>2015-10-17T17:04:00</dc:date>
            </office:change-info>
            <text:p text:style-name="P1"><text:span text:style-name="T7">k</text:span></text:p>
          </text:deletion>
        </text:changed-region>
        <text:changed-region xml:id="ct106652633718224" text:id="ct106652633718224">
          <text:insertion>
            <office:change-info>
              <dc:creator>Stuart Baker</dc:creator>
              <dc:date>2015-10-17T17:05:00</dc:date>
            </office:change-info>
          </text:insertion>
        </text:changed-region>
        <text:changed-region xml:id="ct106652633698880" text:id="ct106652633698880">
          <text:deletion>
            <office:change-info>
              <dc:creator>Stuart Baker</dc:creator>
              <dc:date>2015-10-17T17:05:00</dc:date>
            </office:change-info>
            <text:p text:style-name="P1"><text:span text:style-name="T7">a</text:span></text:p>
          </text:deletion>
        </text:changed-region>
        <text:changed-region xml:id="ct106652633776464" text:id="ct106652633776464">
          <text:insertion>
            <office:change-info>
              <dc:creator>Stuart Baker</dc:creator>
              <dc:date>2015-10-17T17:05:00</dc:date>
            </office:change-info>
          </text:insertion>
        </text:changed-region>
        <text:changed-region xml:id="ct106652633710320" text:id="ct106652633710320">
          <text:deletion>
            <office:change-info>
              <dc:creator>Stuart Baker</dc:creator>
              <dc:date>2015-10-17T17:05:00</dc:date>
            </office:change-info>
            <text:p text:style-name="P1"><text:span text:style-name="T7">r</text:span></text:p>
          </text:deletion>
        </text:changed-region>
        <text:changed-region xml:id="ct106652633787072" text:id="ct106652633787072">
          <text:deletion>
            <office:change-info>
              <dc:creator>Stuart Baker</dc:creator>
              <dc:date>2016-01-24T12:32:00</dc:date>
            </office:change-info>
            <text:p text:style-name="P1">shall</text:p>
          </text:deletion>
        </text:changed-region>
        <text:changed-region xml:id="ct106652633723216" text:id="ct106652633723216">
          <text:insertion>
            <office:change-info>
              <dc:creator>Stuart Baker</dc:creator>
              <dc:date>2015-10-17T17:05:00</dc:date>
            </office:change-info>
          </text:insertion>
        </text:changed-region>
        <text:changed-region xml:id="ct106652633788528" text:id="ct106652633788528">
          <text:deletion>
            <office:change-info>
              <dc:creator>Stuart Baker</dc:creator>
              <dc:date>2015-10-17T17:05:00</dc:date>
            </office:change-info>
            <text:p text:style-name="P1"><text:span text:style-name="T7">w</text:span></text:p>
          </text:deletion>
        </text:changed-region>
        <text:changed-region xml:id="ct106652633733824" text:id="ct106652633733824">
          <text:insertion>
            <office:change-info>
              <dc:creator>Stuart Baker</dc:creator>
              <dc:date>2015-10-17T17:05:00</dc:date>
            </office:change-info>
          </text:insertion>
        </text:changed-region>
        <text:changed-region xml:id="ct106652633699296" text:id="ct106652633699296">
          <text:deletion>
            <office:change-info>
              <dc:creator>Stuart Baker</dc:creator>
              <dc:date>2015-10-17T17:05:00</dc:date>
            </office:change-info>
            <text:p text:style-name="P1"><text:span text:style-name="T7">k</text:span></text:p>
          </text:deletion>
        </text:changed-region>
        <text:changed-region xml:id="ct106652633727584" text:id="ct106652633727584">
          <text:insertion>
            <office:change-info>
              <dc:creator>Stuart Baker</dc:creator>
              <dc:date>2015-10-17T17:05:00</dc:date>
            </office:change-info>
          </text:insertion>
        </text:changed-region>
        <text:changed-region xml:id="ct106652633707408" text:id="ct106652633707408">
          <text:deletion>
            <office:change-info>
              <dc:creator>Stuart Baker</dc:creator>
              <dc:date>2015-10-17T17:05:00</dc:date>
            </office:change-info>
            <text:p text:style-name="P1"><text:span text:style-name="T7">a</text:span></text:p>
          </text:deletion>
        </text:changed-region>
        <text:changed-region xml:id="ct106652633776880" text:id="ct106652633776880">
          <text:insertion>
            <office:change-info>
              <dc:creator>Stuart Baker</dc:creator>
              <dc:date>2015-10-17T17:05:00</dc:date>
            </office:change-info>
          </text:insertion>
        </text:changed-region>
        <text:changed-region xml:id="ct106652635775856" text:id="ct106652635775856">
          <text:deletion>
            <office:change-info>
              <dc:creator>Stuart Baker</dc:creator>
              <dc:date>2015-10-17T17:05:00</dc:date>
            </office:change-info>
            <text:p text:style-name="P1"><text:span text:style-name="T7">r</text:span></text:p>
          </text:deletion>
        </text:changed-region>
        <text:changed-region xml:id="ct106652633750256" text:id="ct106652633750256">
          <text:deletion>
            <office:change-info>
              <dc:creator>Unknown Author</dc:creator>
              <dc:date>2016-01-29T13:18:00</dc:date>
            </office:change-info>
            <text:p text:style-name="P1"><text:span text:style-name="T8">is</text:span></text:p>
          </text:deletion>
          <text:insertion>
            <office:change-info office:chg-author="Stuart Baker" office:chg-date-time="2016-01-24T12:46:00"/>
          </text:insertion>
        </text:changed-region>
        <text:changed-region xml:id="ct106652633780624" text:id="ct106652633780624">
          <text:deletion>
            <office:change-info>
              <dc:creator>Stuart Baker</dc:creator>
              <dc:date>2016-01-24T12:46:00</dc:date>
            </office:change-info>
            <text:p text:style-name="P1"><text:span text:style-name="T8">are</text:span></text:p>
          </text:deletion>
        </text:changed-region>
        <text:changed-region xml:id="ct105553124159312" text:id="ct105553124159312">
          <text:deletion>
            <office:change-info>
              <dc:creator>Unknown Author</dc:creator>
              <dc:date>2016-01-29T13:18:00</dc:date>
            </office:change-info>
            <text:p text:style-name="P1"><text:s/>redundant</text:p>
          </text:deletion>
        </text:changed-region>
        <text:changed-region xml:id="ct106652633701792" text:id="ct106652633701792">
          <text:deletion>
            <office:change-info>
              <dc:creator>Stuart Baker</dc:creator>
              <dc:date>2016-01-24T12:46:00</dc:date>
            </office:change-info>
            <text:p text:style-name="P1">w</text:p>
          </text:deletion>
        </text:changed-region>
        <text:changed-region xml:id="ct106652633729248" text:id="ct106652633729248">
          <text:insertion>
            <office:change-info>
              <dc:creator>Stuart Baker</dc:creator>
              <dc:date>2016-01-24T12:47:00</dc:date>
            </office:change-info>
          </text:insertion>
        </text:changed-region>
        <text:changed-region xml:id="ct106652633709696" text:id="ct106652633709696">
          <text:deletion>
            <office:change-info>
              <dc:creator>Stuart Baker</dc:creator>
              <dc:date>2016-01-24T12:47:00</dc:date>
            </office:change-info>
            <text:p text:style-name="P1">k</text:p>
          </text:deletion>
        </text:changed-region>
        <text:changed-region xml:id="ct106652633729664" text:id="ct106652633729664">
          <text:insertion>
            <office:change-info>
              <dc:creator>Stuart Baker</dc:creator>
              <dc:date>2016-01-24T12:47:00</dc:date>
            </office:change-info>
          </text:insertion>
        </text:changed-region>
        <text:changed-region xml:id="ct107202387496736" text:id="ct107202387496736">
          <text:deletion>
            <office:change-info>
              <dc:creator>David Harris</dc:creator>
              <dc:date>2016-01-29T13:22:00</dc:date>
            </office:change-info>
            <text:p text:style-name="P1"><text:s/><text:span text:style-name="T9">are redundant, but are retained for symmetry</text:span></text:p>
          </text:deletion>
          <text:insertion>
            <office:change-info office:chg-author="Unknown Author" office:chg-date-time="2016-01-29T13:18:00"/>
          </text:insertion>
        </text:changed-region>
        <text:changed-region xml:id="ct106652635772736" text:id="ct106652635772736">
          <text:insertion>
            <office:change-info>
              <dc:creator>David Harris</dc:creator>
              <dc:date>2016-01-29T13:22:00</dc:date>
            </office:change-info>
          </text:insertion>
        </text:changed-region>
        <text:changed-region xml:id="ct106652633751296" text:id="ct106652633751296">
          <text:insertion>
            <office:change-info>
              <dc:creator>Stuart Baker</dc:creator>
              <dc:date>2015-10-17T17:12:00</dc:date>
            </office:change-info>
          </text:insertion>
        </text:changed-region>
        <text:changed-region xml:id="ct106652633700128" text:id="ct106652633700128">
          <text:insertion>
            <office:change-info>
              <dc:creator>David P Harris</dc:creator>
              <dc:date>2015-10-17T17:52:00</dc:date>
            </office:change-info>
          </text:insertion>
        </text:changed-region>
        <text:changed-region xml:id="ct106652633771888" text:id="ct106652633771888">
          <text:insertion>
            <office:change-info>
              <dc:creator>Stuart Baker</dc:creator>
              <dc:date>2015-10-17T17:12:00</dc:date>
            </office:change-info>
          </text:insertion>
        </text:changed-region>
        <text:changed-region xml:id="ct106652633780000" text:id="ct106652633780000">
          <text:deletion>
            <office:change-info>
              <dc:creator>David P Harris</dc:creator>
              <dc:date>2015-10-17T17:51:00</dc:date>
            </office:change-info>
            <text:p text:style-name="P2">what</text:p>
          </text:deletion>
        </text:changed-region>
        <text:changed-region xml:id="ct106652633699712" text:id="ct106652633699712">
          <text:insertion>
            <office:change-info>
              <dc:creator>David P Harris</dc:creator>
              <dc:date>2015-10-17T17:51:00</dc:date>
            </office:change-info>
          </text:insertion>
        </text:changed-region>
        <text:changed-region xml:id="ct106652633768560" text:id="ct106652633768560">
          <text:insertion>
            <office:change-info>
              <dc:creator>Stuart Baker</dc:creator>
              <dc:date>2015-10-17T17:12:00</dc:date>
            </office:change-info>
          </text:insertion>
        </text:changed-region>
        <text:changed-region xml:id="ct106652633700752" text:id="ct106652633700752">
          <text:insertion>
            <office:change-info>
              <dc:creator>Stuart Baker</dc:creator>
              <dc:date>2015-10-17T17:13:00</dc:date>
            </office:change-info>
          </text:insertion>
        </text:changed-region>
        <text:changed-region xml:id="ct106652633704288" text:id="ct106652633704288">
          <text:insertion>
            <office:change-info>
              <dc:creator>David P Harris</dc:creator>
              <dc:date>2015-10-17T17:52:00</dc:date>
            </office:change-info>
          </text:insertion>
        </text:changed-region>
        <text:changed-region xml:id="ct106652633735488" text:id="ct106652633735488">
          <text:insertion>
            <office:change-info>
              <dc:creator>Stuart Baker</dc:creator>
              <dc:date>2015-10-17T17:13:00</dc:date>
            </office:change-info>
          </text:insertion>
        </text:changed-region>
        <text:changed-region xml:id="ct106652633755456" text:id="ct106652633755456">
          <text:insertion>
            <office:change-info>
              <dc:creator>David Harris</dc:creator>
              <dc:date>2016-01-29T13:23:00</dc:date>
            </office:change-info>
          </text:insertion>
        </text:changed-region>
        <text:changed-region xml:id="ct106652633712816" text:id="ct106652633712816">
          <text:insertion>
            <office:change-info>
              <dc:creator>Stuart Baker</dc:creator>
              <dc:date>2015-10-17T17:13:00</dc:date>
            </office:change-info>
          </text:insertion>
        </text:changed-region>
        <text:changed-region xml:id="ct106652633704496" text:id="ct106652633704496">
          <text:deletion>
            <office:change-info>
              <dc:creator>Stuart Baker</dc:creator>
              <dc:date>2016-01-24T12:48:00</dc:date>
            </office:change-info>
            <text:p text:style-name="Standard">e</text:p>
          </text:deletion>
        </text:changed-region>
        <text:changed-region xml:id="ct106652633702208" text:id="ct106652633702208">
          <text:insertion>
            <office:change-info>
              <dc:creator>Stuart Baker</dc:creator>
              <dc:date>2016-01-24T12:48:00</dc:date>
            </office:change-info>
          </text:insertion>
        </text:changed-region>
        <text:changed-region xml:id="ct106652633724048" text:id="ct106652633724048">
          <text:deletion>
            <office:change-info>
              <dc:creator>Stuart Baker</dc:creator>
              <dc:date>2016-01-24T12:48:00</dc:date>
            </office:change-info>
            <text:p text:style-name="Standard">i</text:p>
          </text:deletion>
        </text:changed-region>
        <text:changed-region xml:id="ct106652633788112" text:id="ct106652633788112">
          <text:insertion>
            <office:change-info>
              <dc:creator>Stuart Baker</dc:creator>
              <dc:date>2016-01-24T12:48:00</dc:date>
            </office:change-info>
          </text:insertion>
        </text:changed-region>
        <text:changed-region xml:id="ct106652633751712" text:id="ct106652633751712">
          <text:insertion>
            <office:change-info>
              <dc:creator>Stuart Baker</dc:creator>
              <dc:date>2015-10-17T17:06:00</dc:date>
            </office:change-info>
          </text:insertion>
        </text:changed-region>
        <text:changed-region xml:id="ct106652633733200" text:id="ct106652633733200">
          <text:insertion>
            <office:change-info>
              <dc:creator>David P Harris</dc:creator>
              <dc:date>2015-10-17T17:54:00</dc:date>
            </office:change-info>
          </text:insertion>
        </text:changed-region>
        <text:changed-region xml:id="ct106652633788736" text:id="ct106652633788736">
          <text:insertion>
            <office:change-info>
              <dc:creator>Stuart Baker</dc:creator>
              <dc:date>2015-10-18T00:11:00</dc:date>
            </office:change-info>
          </text:insertion>
        </text:changed-region>
        <text:changed-region xml:id="ct106652633724880" text:id="ct106652633724880">
          <text:insertion>
            <office:change-info>
              <dc:creator>Stuart Baker</dc:creator>
              <dc:date>2015-10-17T17:06:00</dc:date>
            </office:change-info>
          </text:insertion>
        </text:changed-region>
        <text:changed-region xml:id="ct106652633734240" text:id="ct106652633734240">
          <text:deletion>
            <office:change-info>
              <dc:creator>Stuart Baker</dc:creator>
              <dc:date>2015-10-17T17:06:00</dc:date>
            </office:change-info>
            <text:p text:style-name="Standard"><text:span text:style-name="T10">shall</text:span></text:p>
          </text:deletion>
        </text:changed-region>
        <text:changed-region xml:id="ct106652633740064" text:id="ct106652633740064">
          <text:insertion>
            <office:change-info>
              <dc:creator>Stuart Baker</dc:creator>
              <dc:date>2015-10-17T17:07:00</dc:date>
            </office:change-info>
          </text:insertion>
        </text:changed-region>
        <text:changed-region xml:id="ct105553117947936" text:id="ct105553117947936">
          <text:insertion>
            <office:change-info>
              <dc:creator>Stuart Baker</dc:creator>
              <dc:date>2015-10-17T17:08:00</dc:date>
            </office:change-info>
          </text:insertion>
        </text:changed-region>
        <text:changed-region xml:id="ct105553126235664" text:id="ct105553126235664">
          <text:deletion>
            <office:change-info>
              <dc:creator>Stuart Baker</dc:creator>
              <dc:date>2016-01-24T12:49:00</dc:date>
            </office:change-info>
            <text:p text:style-name="Standard">p</text:p>
          </text:deletion>
        </text:changed-region>
        <text:changed-region xml:id="ct105553126311168" text:id="ct105553126311168">
          <text:insertion>
            <office:change-info>
              <dc:creator>Stuart Baker</dc:creator>
              <dc:date>2016-01-24T12:49:00</dc:date>
            </office:change-info>
          </text:insertion>
        </text:changed-region>
        <text:changed-region xml:id="ct105553126241904" text:id="ct105553126241904">
          <text:insertion>
            <office:change-info>
              <dc:creator>Stuart Baker</dc:creator>
              <dc:date>2016-01-24T12:48:00</dc:date>
            </office:change-info>
          </text:insertion>
        </text:changed-region>
        <text:changed-region xml:id="ct105553122098352" text:id="ct105553122098352">
          <text:deletion>
            <office:change-info>
              <dc:creator>Stuart Baker</dc:creator>
              <dc:date>2016-01-24T12:48:00</dc:date>
            </office:change-info>
            <text:p text:style-name="Standard"><text:span text:style-name="T8">booster</text:span></text:p>
          </text:deletion>
        </text:changed-region>
        <text:changed-region xml:id="ct105553122088576" text:id="ct105553122088576">
          <text:insertion>
            <office:change-info>
              <dc:creator>Stuart Baker</dc:creator>
              <dc:date>2015-10-17T17:06:00</dc:date>
            </office:change-info>
          </text:insertion>
        </text:changed-region>
        <text:changed-region xml:id="ct105553122066944" text:id="ct105553122066944">
          <text:insertion>
            <office:change-info>
              <dc:creator>Stuart Baker</dc:creator>
              <dc:date>2015-10-17T17:08:00</dc:date>
            </office:change-info>
          </text:insertion>
        </text:changed-region>
        <text:changed-region xml:id="ct105553122123312" text:id="ct105553122123312">
          <text:deletion>
            <office:change-info>
              <dc:creator>Stuart Baker</dc:creator>
              <dc:date>2015-10-17T17:06:00</dc:date>
            </office:change-info>
            <text:p text:style-name="Standard"><text:span text:style-name="T10">must </text:span></text:p>
          </text:deletion>
        </text:changed-region>
        <text:changed-region xml:id="ct105553124194048" text:id="ct105553124194048">
          <text:deletion>
            <office:change-info>
              <dc:creator>Stuart Baker</dc:creator>
              <dc:date>2016-01-24T12:49:00</dc:date>
            </office:change-info>
            <text:p text:style-name="Standard"><text:s/>power</text:p>
          </text:deletion>
        </text:changed-region>
        <text:changed-region xml:id="ct105553122102096" text:id="ct105553122102096">
          <text:insertion>
            <office:change-info>
              <dc:creator>Stuart Baker</dc:creator>
              <dc:date>2015-10-17T17:08:00</dc:date>
            </office:change-info>
          </text:insertion>
        </text:changed-region>
        <text:changed-region xml:id="ct105553122132672" text:id="ct105553122132672">
          <text:deletion>
            <office:change-info>
              <dc:creator>Stuart Baker</dc:creator>
              <dc:date>2015-10-17T17:08:00</dc:date>
            </office:change-info>
            <text:p text:style-name="Standard"><text:span text:style-name="T10">must</text:span></text:p>
          </text:deletion>
        </text:changed-region>
        <text:changed-region xml:id="ct105553122100432" text:id="ct105553122100432">
          <text:deletion>
            <office:change-info>
              <dc:creator>Stuart Baker</dc:creator>
              <dc:date>2016-01-24T12:50:00</dc:date>
            </office:change-info>
            <text:p text:style-name="P3">e</text:p>
          </text:deletion>
        </text:changed-region>
        <text:changed-region xml:id="ct105553122144320" text:id="ct105553122144320">
          <text:insertion>
            <office:change-info>
              <dc:creator>Stuart Baker</dc:creator>
              <dc:date>2016-01-24T12:50:00</dc:date>
            </office:change-info>
          </text:insertion>
        </text:changed-region>
        <text:changed-region xml:id="ct105553122053632" text:id="ct105553122053632">
          <text:deletion>
            <office:change-info>
              <dc:creator>Stuart Baker</dc:creator>
              <dc:date>2016-01-24T12:50:00</dc:date>
            </office:change-info>
            <text:p text:style-name="P3">i</text:p>
          </text:deletion>
        </text:changed-region>
        <text:changed-region xml:id="ct105553122096272" text:id="ct105553122096272">
          <text:insertion>
            <office:change-info>
              <dc:creator>Stuart Baker</dc:creator>
              <dc:date>2016-01-24T12:50:00</dc:date>
            </office:change-info>
          </text:insertion>
        </text:changed-region>
        <text:changed-region xml:id="ct105553122044272" text:id="ct105553122044272">
          <text:deletion>
            <office:change-info>
              <dc:creator>Stuart Baker</dc:creator>
              <dc:date>2015-10-17T17:10:00</dc:date>
            </office:change-info>
            <text:p text:style-name="P3">A “safe state” is defined by the node</text:p>
          </text:deletion>
        </text:changed-region>
        <text:changed-region xml:id="ct105553122038240" text:id="ct105553122038240">
          <text:insertion>
            <office:change-info>
              <dc:creator>Stuart Baker</dc:creator>
              <dc:date>2015-10-17T17:10:00</dc:date>
            </office:change-info>
          </text:insertion>
        </text:changed-region>
        <text:changed-region xml:id="ct105553122129552" text:id="ct105553122129552">
          <text:insertion>
            <office:change-info>
              <dc:creator>Stuart Baker</dc:creator>
              <dc:date>2015-10-17T17:10:00</dc:date>
            </office:change-info>
          </text:insertion>
        </text:changed-region>
        <text:changed-region xml:id="ct105553122045936" text:id="ct105553122045936">
          <text:deletion>
            <office:change-info>
              <dc:creator>Stuart Baker</dc:creator>
              <dc:date>2015-10-17T17:10:00</dc:date>
            </office:change-info>
            <text:p text:style-name="Standard"><text:span text:style-name="T10">ay</text:span></text:p>
          </text:deletion>
        </text:changed-region>
        <text:changed-region xml:id="ct105553122118944" text:id="ct105553122118944">
          <text:insertion>
            <office:change-info>
              <dc:creator>Stuart Baker</dc:creator>
              <dc:date>2015-10-17T17:10:00</dc:date>
            </office:change-info>
          </text:insertion>
        </text:changed-region>
        <text:changed-region xml:id="ct105553122086704" text:id="ct105553122086704">
          <text:deletion>
            <office:change-info>
              <dc:creator>Stuart Baker</dc:creator>
              <dc:date>2015-10-17T17:10:00</dc:date>
            </office:change-info>
            <text:p text:style-name="Standard"><text:span text:style-name="T10">ay</text:span></text:p>
          </text:deletion>
        </text:changed-region>
        <text:changed-region xml:id="ct105553122068192" text:id="ct105553122068192">
          <text:insertion>
            <office:change-info>
              <dc:creator>Stuart Baker</dc:creator>
              <dc:date>2015-10-17T17:20:00</dc:date>
            </office:change-info>
          </text:insertion>
        </text:changed-region>
        <text:changed-region xml:id="ct105553122045728" text:id="ct105553122045728">
          <text:insertion>
            <office:change-info>
              <dc:creator>Stuart Baker</dc:creator>
              <dc:date>2015-10-17T17:13:00</dc:date>
            </office:change-info>
          </text:insertion>
        </text:changed-region>
        <text:changed-region xml:id="ct105553122084000" text:id="ct105553122084000">
          <text:deletion>
            <office:change-info>
              <dc:creator>David P Harris</dc:creator>
              <dc:date>2015-10-17T17:56:00</dc:date>
            </office:change-info>
            <text:p text:style-name="P2">what</text:p>
          </text:deletion>
        </text:changed-region>
        <text:changed-region xml:id="ct105553122063824" text:id="ct105553122063824">
          <text:insertion>
            <office:change-info>
              <dc:creator>David P Harris</dc:creator>
              <dc:date>2015-10-17T17:56:00</dc:date>
            </office:change-info>
          </text:insertion>
        </text:changed-region>
        <text:changed-region xml:id="ct105553122138704" text:id="ct105553122138704">
          <text:insertion>
            <office:change-info>
              <dc:creator>Stuart Baker</dc:creator>
              <dc:date>2015-10-17T17:13:00</dc:date>
            </office:change-info>
          </text:insertion>
        </text:changed-region>
        <text:changed-region xml:id="ct107202387443072" text:id="ct107202387443072">
          <text:insertion>
            <office:change-info>
              <dc:creator>David Harris</dc:creator>
              <dc:date>2016-01-29T13:24:00</dc:date>
            </office:change-info>
          </text:insertion>
        </text:changed-region>
        <text:changed-region xml:id="ct107202387427680" text:id="ct107202387427680">
          <text:insertion>
            <office:change-info>
              <dc:creator>Stuart Baker</dc:creator>
              <dc:date>2015-10-17T17:13:00</dc:date>
            </office:change-info>
          </text:insertion>
        </text:changed-region>
        <text:changed-region xml:id="ct105553122088992" text:id="ct105553122088992">
          <text:insertion>
            <office:change-info>
              <dc:creator>Stuart Baker</dc:creator>
              <dc:date>2015-10-17T17:14:00</dc:date>
            </office:change-info>
          </text:insertion>
        </text:changed-region>
        <text:changed-region xml:id="ct105553122058416" text:id="ct105553122058416">
          <text:insertion>
            <office:change-info>
              <dc:creator>Stuart Baker</dc:creator>
              <dc:date>2015-10-17T17:15:00</dc:date>
            </office:change-info>
          </text:insertion>
        </text:changed-region>
        <text:changed-region xml:id="ct105553124224832" text:id="ct105553124224832">
          <text:insertion>
            <office:change-info>
              <dc:creator>Stuart Baker</dc:creator>
              <dc:date>2015-10-17T17:16:00</dc:date>
            </office:change-info>
          </text:insertion>
        </text:changed-region>
        <text:changed-region xml:id="ct105553122040736" text:id="ct105553122040736">
          <text:insertion>
            <office:change-info>
              <dc:creator>Stuart Baker</dc:creator>
              <dc:date>2015-10-17T17:17:00</dc:date>
            </office:change-info>
          </text:insertion>
        </text:changed-region>
        <text:changed-region xml:id="ct105553122036784" text:id="ct105553122036784">
          <text:insertion>
            <office:change-info>
              <dc:creator>Stuart Baker</dc:creator>
              <dc:date>2015-10-17T16:59:00</dc:date>
            </office:change-info>
          </text:insertion>
        </text:changed-region>
        <text:changed-region xml:id="ct105553122146192" text:id="ct105553122146192">
          <text:insertion>
            <office:change-info>
              <dc:creator>David P Harris</dc:creator>
              <dc:date>2015-10-17T17:57:00</dc:date>
            </office:change-info>
          </text:insertion>
        </text:changed-region>
        <text:changed-region xml:id="ct105553122102304" text:id="ct105553122102304">
          <text:insertion>
            <office:change-info>
              <dc:creator>Stuart Baker</dc:creator>
              <dc:date>2015-10-18T00:12:00</dc:date>
            </office:change-info>
          </text:insertion>
        </text:changed-region>
        <text:changed-region xml:id="ct105553122092112" text:id="ct105553122092112">
          <text:insertion>
            <office:change-info>
              <dc:creator>Stuart Baker</dc:creator>
              <dc:date>2015-10-17T16:59:00</dc:date>
            </office:change-info>
          </text:insertion>
        </text:changed-region>
        <text:changed-region xml:id="ct105553122074848" text:id="ct105553122074848">
          <text:insertion>
            <office:change-info>
              <dc:creator>Stuart Baker</dc:creator>
              <dc:date>2015-10-17T17:18:00</dc:date>
            </office:change-info>
          </text:insertion>
        </text:changed-region>
        <text:changed-region xml:id="ct105553122100848" text:id="ct105553122100848">
          <text:insertion>
            <office:change-info>
              <dc:creator>Stuart Baker</dc:creator>
              <dc:date>2015-10-17T17:19:00</dc:date>
            </office:change-info>
          </text:insertion>
        </text:changed-region>
        <text:changed-region xml:id="ct105553122048848" text:id="ct105553122048848">
          <text:insertion>
            <office:change-info>
              <dc:creator>Stuart Baker</dc:creator>
              <dc:date>2015-10-17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change text:change-id="ct106652635761296"/><text:change-start text:change-id="ct106652633737568"/><text:span text:style-name="T36">U</text:span><text:change-end text:change-id="ct106652633737568"/>nique Node I<text:change-start text:change-id="ct106652633724256"/><text:span text:style-name="T1">dentifier</text:span><text:change-end text:change-id="ct106652633724256"/><text:change text:change-id="ct106652635776480"/>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change-start text:change-id="ct106652633678704"/><text:span text:style-name="T1">E</text:span><text:change-end text:change-id="ct106652633678704"/><text:change text:change-id="ct106652635772944"/>vent <text:change-start text:change-id="ct106652633732576"/><text:span text:style-name="T1">I</text:span><text:change-end text:change-id="ct106652633732576"/><text:change text:change-id="ct106652633709280"/>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text:change text:change-id="ct106652633770016"/> uniqueness for all Event Identifiers.</text:p>
      <text:p text:style-name="Standard">To ensure uniqueness, the top six bytes of an Event Identifier that <text:change-start text:change-id="ct106652633678912"/><text:span text:style-name="T2">the manufacturer or user</text:span><text:change-end text:change-id="ct106652633678912"/><text:change text:change-id="ct106652633752752"/> define<text:change-start text:change-id="ct106652631677440"/><text:span text:style-name="T2">s</text:span><text:change-end text:change-id="ct106652631677440"/> are <text:span text:style-name="T28">required</text:span> to be within a Node ID space that <text:change-start text:change-id="ct106652633774176"/><text:span text:style-name="T2">the manufacturer or user</text:span><text:change-end text:change-id="ct106652633774176"/><text:change text:change-id="ct106652631683056"/> control<text:change-start text:change-id="ct106652633763152"/><text:span text:style-name="T2">s</text:span><text:change-end text:change-id="ct106652633763152"/>. <text:s/>The low two bytes <text:change-start text:change-id="ct106652633730288"/><text:span text:style-name="T3">c</text:span><text:change-end text:change-id="ct106652633730288"/><text:change-start text:change-id="ct106652633729040"/><text:span text:style-name="T3">an</text:span><text:change-end text:change-id="ct106652633729040"/><text:change text:change-id="ct106652633789152"/> be any number<text:change text:change-id="ct106652633780832"/>, so long as<text:change text:change-id="ct106652633731952"/> each value <text:change-start text:change-id="ct106652633739648"/><text:span text:style-name="T2">is used </text:span><text:change-end text:change-id="ct106652633739648"/>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1">Byte 1</text:p>
          </table:table-cell>
          <table:table-cell table:style-name="Table4.A1" office:value-type="string">
            <text:p text:style-name="P11">Byte 2</text:p>
          </table:table-cell>
          <table:table-cell table:style-name="Table4.A1" office:value-type="string">
            <text:p text:style-name="P11">Byte 3</text:p>
          </table:table-cell>
          <table:table-cell table:style-name="Table4.A1" office:value-type="string">
            <text:p text:style-name="P11">Byte 4</text:p>
          </table:table-cell>
          <table:table-cell table:style-name="Table4.A1" office:value-type="string">
            <text:p text:style-name="P11">Byte 5</text:p>
          </table:table-cell>
          <table:table-cell table:style-name="Table4.A1" office:value-type="string">
            <text:p text:style-name="P11">Byte 6</text:p>
          </table:table-cell>
          <table:table-cell table:style-name="Table4.A1" office:value-type="string">
            <text:p text:style-name="P11">Byte 7</text:p>
          </table:table-cell>
          <table:table-cell table:style-name="Table4.H1" office:value-type="string">
            <text:p text:style-name="P11">Byte 8</text:p>
          </table:table-cell>
        </table:table-row>
        <table:table-row>
          <table:table-cell table:style-name="Table4.A2" table:number-columns-spanned="6" office:value-type="string">
            <text:p text:style-name="P11">Node ID assigned to you</text:p>
          </table:table-cell>
          <table:covered-table-cell/>
          <table:covered-table-cell/>
          <table:covered-table-cell/>
          <table:covered-table-cell/>
          <table:covered-table-cell/>
          <table:table-cell table:style-name="Table4.G2" table:number-columns-spanned="2" office:value-type="string">
            <text:p text:style-name="P11">Unique 16 bit extension</text:p>
          </table:table-cell>
          <table:covered-table-cell/>
        </table:table-row>
      </table:table>
      <text:p text:style-name="Text_20_body"/>
      <text:p text:style-name="Standard">The Node ID part <text:change-start text:change-id="ct106652635771280"/><text:span text:style-name="T3">can</text:span><text:change-end text:change-id="ct106652635771280"/><text:change text:change-id="ct106652633678080"/>be from real nodes <text:change text:change-id="ct106652633734448"/><text:change-start text:change-id="ct106652633699088"/><text:span text:style-name="T3">which a user</text:span><text:change-end text:change-id="ct106652633699088"/><text:change text:change-id="ct106652633763776"/> own<text:change-start text:change-id="ct106652633750048"/><text:span text:style-name="T3">s</text:span><text:change-end text:change-id="ct106652633750048"/>. <text:s/><text:change text:change-id="ct106652633715728"/><text:change text:change-id="ct106652633747760"/><text:change text:change-id="ct106652633677872"/></text:p>
      <text:p text:style-name="Standard"><text:change text:change-id="ct106652633696176"/><text:change-start text:change-id="ct106652633706576"/><text:span text:style-name="T3">A</text:span><text:change-end text:change-id="ct106652633706576"/> software configuration tool might define events and assign Event Identifiers to them. <text:s/>A board manufacturer may prefer <text:change text:change-id="ct106652633788944"/><text:change-start text:change-id="ct106652631682432"/><text:span text:style-name="T3">a</text:span><text:change-end text:change-id="ct106652631682432"/> pushbutton configuration process. <text:s/>A modular club may decide that certain events form the “boundaries” of modules, and need to be assigned <text:change text:change-id="ct106652633769600"/><text:change-start text:change-id="ct106652633699920"/><text:span text:style-name="T8">W</text:span><text:change-end text:change-id="ct106652633699920"/>ell-<text:change text:change-id="ct106652633708448"/><text:change-start text:change-id="ct106652633707200"/><text:span text:style-name="T8">K</text:span><text:change-end text:change-id="ct106652633707200"/>nown Event Identifiers to make it easier to create large modular layouts. <text:s/>Whatever the method, the Event Identifiers need to be globally unique,<text:change-start text:change-id="ct106652635781056"/> <text:change-end text:change-id="ct106652635781056"/><text:change-start text:change-id="ct106652633741520"/><text:span text:style-name="T4">which</text:span><text:change-end text:change-id="ct106652633741520"/><text:change text:change-id="ct106652633782912"/> <text:change-start text:change-id="ct106652633699504"/><text:span text:style-name="T4">is </text:span><text:change-end text:change-id="ct106652633699504"/>ensure<text:change-start text:change-id="ct106652633778128"/><text:span text:style-name="T4">d</text:span><text:change-end text:change-id="ct106652633778128"/> <text:change text:change-id="ct106652633701376"/>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8">not</text:span><text:span text:style-name="T30"> be used for a </text:span><text:span text:style-name="T18">different</text:span><text:span text:style-name="T30"> purpose or meaning. <text:s/>This is because the meaning and its use is </text:span><text:span text:style-name="T28">shared across all of the nodes using it</text:span><text:span text:style-name="T30">, and unless it can be guaranteed that they all have been changed there will be conflict between them. <text:s/>It is much safer to use a new Event Identifier, and nodes will usually have a mechanism to supply new, “virgin” Event Id</text:span><text:change-start text:change-id="ct106652635767120"/><text:span text:style-name="T31">entifier</text:span><text:change-end text:change-id="ct106652635767120"/><text:span text:style-name="T30">s. <text:s/></text:span></text:p>
      <text:p text:style-name="Standard">Note that the Node ID part of an Event Identifier does not have to correspond to any physical node. <text:s/>So long as <text:change-start text:change-id="ct106652633738192"/><text:span text:style-name="T4">it is assigned out of a Node ID address space that the assigning body owns, and, by extension, has control of over, it can be used.</text:span><text:change-end text:change-id="ct106652633738192"/><text:change text:change-id="ct106652633783952"/>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text:change-start text:change-id="ct106652635777728"/> <text:change-end text:change-id="ct106652635777728"/><text:change text:change-id="ct106652633697632"/><text:change-start text:change-id="ct106652635765664"/><text:span text:style-name="T3">portion</text:span><text:change-end text:change-id="ct106652635765664"/>, to do this. <text:s/><text:change text:change-id="ct106652635763792"/><text:change-start text:change-id="ct106652633744640"/><text:span text:style-name="T4">I</text:span><text:change-end text:change-id="ct106652633744640"/>f a manufacturer had a range of Node IDs that included at least <text:change text:change-id="ct106652635775648"/>12<text:change-start text:change-id="ct106652633675584"/>.<text:change-end text:change-id="ct106652633675584"/>34<text:change-start text:change-id="ct106652633777088"/>.<text:change-end text:change-id="ct106652633777088"/>56<text:change-start text:change-id="ct106652633759824"/>.<text:change-end text:change-id="ct106652633759824"/>78<text:change-start text:change-id="ct106652633676208"/>.<text:change-end text:change-id="ct106652633676208"/>9A<text:change-start text:change-id="ct106652633752544"/>.<text:change-end text:change-id="ct106652633752544"/><text:change-start text:change-id="ct106652635769200"/><office:annotation><dc:creator>David P Harris</dc:creator><dc:date>2015-10-17T17:49:11</dc:date><text:list text:continue-numbering="true" text:style-name=""><text:list-item><text:p text:style-name="P39"><text:span text:style-name="T42">Would , notation work better: “12.34.56.78.9A.00 through 12.34.56.78.9A.FF|”?</text:span></text:p></text:list-item><text:list-item><text:p text:style-name="P39"><text:span text:style-name="T42"/></text:p></text:list-item></text:list></office:annotation><text:change-end text:change-id="ct106652635769200"/><text:change-start text:change-id="ct106652633705536"/><office:annotation><dc:creator>Stuart Baker</dc:creator><dc:date>2015-10-18T00:11:04</dc:date><text:list text:continue-numbering="true" text:style-name=""><text:list-item><text:p text:style-name="P39"><text:span text:style-name="T43">Reply to David P Harris (10/17/2015, 17:49): "..."</text:span></text:p></text:list-item><text:list-item><text:p><text:span text:style-name="T44">Agreed, changed</text:span></text:p></text:list-item></text:list></office:annotation><text:change-end text:change-id="ct106652633705536"/>00 through <text:change text:change-id="ct106652635769824"/>12<text:change-start text:change-id="ct106652633705952"/>.<text:change-end text:change-id="ct106652633705952"/>34<text:change-start text:change-id="ct106652633728832"/>.<text:change-end text:change-id="ct106652633728832"/>56<text:change-start text:change-id="ct106652633772720"/>.<text:change-end text:change-id="ct106652633772720"/>78<text:change-start text:change-id="ct106652635761088"/>.<text:change-end text:change-id="ct106652635761088"/>9A<text:change-start text:change-id="ct106652633762320"/>.<text:change-end text:change-id="ct106652633762320"/>FF (in other words, all possible values of the low byte), <text:change-start text:change-id="ct106652633789984"/><text:span text:style-name="T4">t</text:span><text:change-end text:change-id="ct106652633789984"/>he<text:change-start text:change-id="ct106652633702832"/><text:span text:style-name="T4">y</text:span><text:change-end text:change-id="ct106652633702832"/> could create a set of Event Identifiers with the low 24 bits used to carry a time value:</text:p>
      <text:p text:style-name="P18">Table 2: Example of defining a Set of Events</text:p>
      <table:table table:name="Table5" table:style-name="Table5">
        <table:table-column table:style-name="Table5.A" table:number-columns-repeated="8"/>
        <table:table-row>
          <table:table-cell table:style-name="Table5.A1" office:value-type="string">
            <text:p text:style-name="P11">Byte 1</text:p>
          </table:table-cell>
          <table:table-cell table:style-name="Table5.A1" office:value-type="string">
            <text:p text:style-name="P11">Byte 2</text:p>
          </table:table-cell>
          <table:table-cell table:style-name="Table5.A1" office:value-type="string">
            <text:p text:style-name="P11">Byte 3</text:p>
          </table:table-cell>
          <table:table-cell table:style-name="Table5.A1" office:value-type="string">
            <text:p text:style-name="P11">Byte 4</text:p>
          </table:table-cell>
          <table:table-cell table:style-name="Table5.A1" office:value-type="string">
            <text:p text:style-name="P11">Byte 5</text:p>
          </table:table-cell>
          <table:table-cell table:style-name="Table5.A1" office:value-type="string">
            <text:p text:style-name="P11">Byte 6</text:p>
          </table:table-cell>
          <table:table-cell table:style-name="Table5.A1" office:value-type="string">
            <text:p text:style-name="P11">Byte 7</text:p>
          </table:table-cell>
          <table:table-cell table:style-name="Table5.H1" office:value-type="string">
            <text:p text:style-name="P11">Byte 8</text:p>
          </table:table-cell>
        </table:table-row>
        <table:table-row>
          <table:table-cell table:style-name="Table5.A2" table:number-columns-spanned="6" office:value-type="string">
            <text:p text:style-name="P11">Assigned Node ID</text:p>
          </table:table-cell>
          <table:covered-table-cell/>
          <table:covered-table-cell/>
          <table:covered-table-cell/>
          <table:covered-table-cell/>
          <table:covered-table-cell/>
          <table:table-cell table:style-name="Table5.G2" table:number-columns-spanned="2" office:value-type="string">
            <text:p text:style-name="P11">Unique 16 bit extension</text:p>
          </table:table-cell>
          <table:covered-table-cell/>
        </table:table-row>
        <table:table-row>
          <table:table-cell table:style-name="Table5.E3" office:value-type="string">
            <text:p text:style-name="P11">0x12</text:p>
          </table:table-cell>
          <table:table-cell table:style-name="Table5.E3" office:value-type="string">
            <text:p text:style-name="P11">0x34</text:p>
          </table:table-cell>
          <table:table-cell table:style-name="Table5.E3" office:value-type="string">
            <text:p text:style-name="P11">0x56</text:p>
          </table:table-cell>
          <table:table-cell table:style-name="Table5.E3" office:value-type="string">
            <text:p text:style-name="P11">0x78</text:p>
          </table:table-cell>
          <table:table-cell table:style-name="Table5.E3" office:value-type="string">
            <text:p text:style-name="P11">0x9A</text:p>
          </table:table-cell>
          <table:table-cell table:style-name="Table5.F3" table:number-columns-spanned="3" office:value-type="string">
            <text:p text:style-name="P11">Time Value</text:p>
          </table:table-cell>
          <table:covered-table-cell/>
          <table:covered-table-cell/>
        </table:table-row>
      </table:table>
      <text:p text:style-name="Standard"/>
      <text:p text:style-name="Standard">This is guaranteed to be unique, no matter where one of these devices is <text:change text:change-id="ct106652633702416"/><text:change-start text:change-id="ct106652633698048"/><text:span text:style-name="T35">used</text:span><text:change-end text:change-id="ct106652633698048"/>, because the node ID range is guaranteed to belong to the manufacturer, and <text:change-start text:change-id="ct106652633710112"/><text:span text:style-name="T5">t</text:span><text:change-end text:change-id="ct106652633710112"/>he<text:change-start text:change-id="ct106652633690976"/><text:span text:style-name="T5">y</text:span><text:change-end text:change-id="ct106652633690976"/><text:change text:change-id="ct106652633770640"/><text:change-start text:change-id="ct106652631687840"/> <text:span text:style-name="T3">wi</text:span><text:change-end text:change-id="ct106652631687840"/>ll use it only once<text:change-start text:change-id="ct106652633782080"/> <text:span text:style-name="T35">for this purpose</text:span><text:change-end text:change-id="ct106652633782080"/>. <text:change-start text:change-id="ct106652631689296"/><text:s/><text:change-end text:change-id="ct106652631689296"/></text:p>
      <text:h text:style-name="Heading_20_2" text:outline-level="2"><text:soft-page-break/>References and Context</text:h>
      <text:p text:style-name="Standard">This <text:span text:style-name="T6">Standard</text:span> is in the context of the following OpenLCB Standards:</text:p>
      <text:list xml:id="list105286752028316102" text:style-name="L18">
        <text:list-item>
          <text:p text:style-name="P35">The Message Network Standard, which <text:span text:style-name="T29">defines the basic messages and how they interact. Higher-level protocols are based on this message network, but are defined elsewhere.</text:span></text:p>
        </text:list-item>
        <text:list-item>
          <text:p text:style-name="P34">The Event Transport Standard, which defines the protocol for transporting events.</text:p>
        </text:list-item>
        <text:list-item>
          <text:p text:style-name="P34">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change text:change-id="ct106652633791024"/><text:change-start text:change-id="ct106652635766912"/><text:span text:style-name="T37">E</text:span><text:change-end text:change-id="ct106652635766912"/>vent <text:change text:change-id="ct106652633698464"/><text:change-start text:change-id="ct106652633723632"/><text:span text:style-name="T37">I</text:span><text:change-end text:change-id="ct106652633723632"/>dentifiers fall into this category. <text:s/>The six most significant bytes are derived from a globally unique six byte Node ID followed by the two least significant bytes which are typically chosen through user configuration.</text:p>
      <text:h text:style-name="Heading_20_4" text:outline-level="4"><text:change text:change-id="ct106652633694720"/></text:h>
      <text:h text:style-name="Heading_20_3" text:outline-level="3">Well-Known Automatically-Routed</text:h>
      <text:p text:style-name="Standard">Unlike Node ID Based <text:change text:change-id="ct106652633702000"/><text:change-start text:change-id="ct106652633721760"/><text:span text:style-name="T37">E</text:span><text:change-end text:change-id="ct106652633721760"/>vent <text:change text:change-id="ct106652635781264"/><text:change-start text:change-id="ct106652633745888"/><text:span text:style-name="T37">I</text:span><text:change-end text:change-id="ct106652633745888"/>dentifiers, the Well-Known Automatically Routed <text:change text:change-id="ct106652635762960"/><text:change-start text:change-id="ct106652633772512"/><text:span text:style-name="T37">E</text:span><text:change-end text:change-id="ct106652633772512"/>vent <text:change text:change-id="ct106652633720512"/><text:change-start text:change-id="ct106652633710944"/><text:span text:style-name="T37">I</text:span><text:change-end text:change-id="ct106652633710944"/>dentifiers are explicitly defined by the Event Identifiers Standard for a specific purpose. <text:s/>Additionally, gateways are required to route these events to all segments.</text:p>
      <text:p text:style-name="P1">Note<text:change-start text:change-id="ct106652633781040"/> <text:span text:style-name="T9">a change</text:span><text:change-end text:change-id="ct106652633781040"/> that it is not specified whether or not the <text:change-start text:change-id="ct106652635771488"/><text:span text:style-name="T7">W</text:span><text:change-end text:change-id="ct106652635771488"/><text:change text:change-id="ct106652633698672"/>ell-<text:change-start text:change-id="ct106652633706992"/><text:span text:style-name="T7">K</text:span><text:change-end text:change-id="ct106652633706992"/><text:change text:change-id="ct106652633714480"/>nown <text:change-start text:change-id="ct106652633718224"/><text:span text:style-name="T7">A</text:span><text:change-end text:change-id="ct106652633718224"/><text:change text:change-id="ct106652633698880"/>utomatically <text:change-start text:change-id="ct106652633776464"/><text:span text:style-name="T7">R</text:span><text:change-end text:change-id="ct106652633776464"/><text:change text:change-id="ct106652633710320"/>outed events <text:change text:change-id="ct106652633787072"/><text:s/>participate in producer/consumer identify. <text:s/>The primary purpose of the producer/consumer identify is to pair consumers with produces, especially for the purpose of routing between OpenLCB segments. <text:s/>Since these <text:change-start text:change-id="ct106652633723216"/><text:span text:style-name="T7">W</text:span><text:change-end text:change-id="ct106652633723216"/><text:change text:change-id="ct106652633788528"/>ell-<text:change-start text:change-id="ct106652633733824"/><text:span text:style-name="T7">K</text:span><text:change-end text:change-id="ct106652633733824"/><text:change text:change-id="ct106652633699296"/>nown <text:change-start text:change-id="ct106652633727584"/><text:span text:style-name="T7">A</text:span><text:change-end text:change-id="ct106652633727584"/><text:change text:change-id="ct106652633707408"/>utomatically-<text:change-start text:change-id="ct106652633776880"/><text:span text:style-name="T7">R</text:span><text:change-end text:change-id="ct106652633776880"/><text:change text:change-id="ct106652635775856"/>outed events must always be routed, it could be argued that the identify events <text:change text:change-id="ct106652633750256"/><text:change text:change-id="ct106652633780624"/><text:change text:change-id="ct105553124159312"/><text:s/>for these <text:change text:change-id="ct106652633701792"/><text:change-start text:change-id="ct106652633729248"/><text:span text:style-name="T8">W</text:span><text:change-end text:change-id="ct106652633729248"/>ell-<text:change text:change-id="ct106652633709696"/><text:change-start text:change-id="ct106652633729664"/><text:span text:style-name="T8">K</text:span><text:change-end text:change-id="ct106652633729664"/>nown Event Identifiers<text:change text:change-id="ct107202387496736"/><text:change-start text:change-id="ct106652635772736"/><text:span text:style-name="T9"> are redundant, but are retained for symmetry</text:span><text:change-end text:change-id="ct106652635772736"/>.<text:change-start text:change-id="ct106652633751296"/></text:p>
      <text:p text:style-name="P2"><text:soft-page-break/>Though not explicitly required, it would be prudent for a manufacture to identify in a product<text:change-end text:change-id="ct106652633751296"/><text:change-start text:change-id="ct106652633700128"/><text:span text:style-name="T35">'</text:span><text:change-end text:change-id="ct106652633700128"/><text:change-start text:change-id="ct106652633771888"/>s documentation as to <text:change-end text:change-id="ct106652633771888"/><text:change text:change-id="ct106652633780000"/><text:change-start text:change-id="ct106652633699712"/><text:span text:style-name="T35">which</text:span><text:change-end text:change-id="ct106652633699712"/><text:change-start text:change-id="ct106652633768560"/> <text:change-end text:change-id="ct106652633768560"/><text:change-start text:change-id="ct106652633700752"/>Well-Known Automatically Routed events it produces and consumes<text:change-end text:change-id="ct106652633700752"/><text:change-start text:change-id="ct106652633704288"/>, <text:change-end text:change-id="ct106652633704288"/><text:change-start text:change-id="ct106652633735488"/><text:s/>and <text:change-end text:change-id="ct106652633735488"/><text:change-start text:change-id="ct106652633755456"/><text:span text:style-name="T9">what are </text:span><text:change-end text:change-id="ct106652633755456"/><text:change-start text:change-id="ct106652633712816"/>the resulting actions it takes when these events occur.<text:change-end text:change-id="ct106652633712816"/></text:p>
      <text:h text:style-name="Heading_20_4" text:outline-level="4">Emergency Off</text:h>
      <text:p text:style-name="P10"/>
      <text:p text:style-name="Standard">The Emergency Off <text:change text:change-id="ct106652633704496"/><text:change-start text:change-id="ct106652633702208"/><text:span text:style-name="T8">E</text:span><text:change-end text:change-id="ct106652633702208"/>vent <text:change text:change-id="ct106652633724048"/><text:change-start text:change-id="ct106652633788112"/><text:span text:style-name="T8">I</text:span><text:change-end text:change-id="ct106652633788112"/>dentifier (01.00.00.00.00.00.FF.FF) is a request for a node to de-energize all of its outputs. <text:s/>A node receiving this event may continue to remain a powered participant of the OpenLCB bus, but <text:change-start text:change-id="ct106652633751712"/><text:span text:style-name="T10">ma</text:span><text:change-end text:change-id="ct106652633751712"/><text:change-start text:change-id="ct106652633733200"/><text:span text:style-name="T10"><office:annotation><dc:creator>David P Harris</dc:creator><dc:date>2015-10-17T17:54:31</dc:date><text:list text:style-name=""><text:list-item><text:p text:style-name="P39"><text:span text:style-name="T42">Not clear me whether these should 'shall's. </text:span></text:p></text:list-item><text:list-item><text:p text:style-name="P39"><text:span text:style-name="T42"/></text:p></text:list-item></text:list></office:annotation></text:span><text:change-end text:change-id="ct106652633733200"/><text:change-start text:change-id="ct106652633788736"/><text:span text:style-name="T10"><office:annotation><dc:creator>Stuart Baker</dc:creator><dc:date>2015-10-18T00:11:43</dc:date><text:list text:continue-numbering="true" text:style-name=""><text:list-item><text:p text:style-name="P39"><text:span text:style-name="T43">Reply to David P Harris (10/17/2015, 17:54): "..."</text:span></text:p></text:list-item><text:list-item><text:p><text:span text:style-name="T44">IMHO, we should not prescribe any given nodes action, if any, to the incoming event.</text:span></text:p></text:list-item></text:list></office:annotation></text:span><text:change-end text:change-id="ct106652633788736"/><text:change-start text:change-id="ct106652633724880"/><text:span text:style-name="T10">y</text:span><text:change-end text:change-id="ct106652633724880"/><text:change text:change-id="ct106652633734240"/> de-energize any outputs unrelated to maintaining OpenLCB communications. <text:s/><text:change-start text:change-id="ct106652633740064"/><text:span text:style-name="T10">The meaning of de-energize is not prescribed for any given node, it is up to the node manufacturer and/or user to </text:span><text:change-end text:change-id="ct106652633740064"/><text:change-start text:change-id="ct105553117947936"/><text:span text:style-name="T10">prescribe what, if anything, should happen in the node if it receives this event. <text:s/></text:span><text:change-end text:change-id="ct105553117947936"/>For example:</text:p>
      <text:list xml:id="list9063937560575742831" text:style-name="L19">
        <text:list-item>
          <text:p text:style-name="P36">If the node is a DCC <text:change text:change-id="ct105553126235664"/><text:change-start text:change-id="ct105553126311168"/><text:span text:style-name="T8">P</text:span><text:change-end text:change-id="ct105553126311168"/>ower <text:change-start text:change-id="ct105553126241904"/><text:span text:style-name="T8">Station</text:span><text:change-end text:change-id="ct105553126241904"/><text:change text:change-id="ct105553122098352"/>, it <text:change-start text:change-id="ct105553122088576"/><text:span text:style-name="T10">m</text:span><text:change-end text:change-id="ct105553122088576"/><text:change-start text:change-id="ct105553122066944"/><text:span text:style-name="T10">ight </text:span><text:change-end text:change-id="ct105553122066944"/><text:change text:change-id="ct105553122123312"/>disable its amplified DCC<text:change text:change-id="ct105553124194048"/> output.</text:p>
        </text:list-item>
        <text:list-item>
          <text:p text:style-name="P36">If the node is an accessory controlling turnout motors, it <text:change-start text:change-id="ct105553122102096"/><text:span text:style-name="T10">might</text:span><text:change-end text:change-id="ct105553122102096"/><text:change text:change-id="ct105553122132672"/>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39"><text:span text:style-name="T46">Should we suggest that implementers might send EmergencyOff recurrently, but must ensure that that is cancelled on ClearEmergencyOff is sent? <text:s/></text:span></text:p></office:annotation><office:annotation><dc:creator>Stuart Baker</dc:creator><dc:date>2015-02-08T18:38:15</dc:date><text:p text:style-name="P39"><text:span text:style-name="T45">Reply to D Harris (02/07/2015, 17:29): "..."</text:span></text:p><text:p><text:span text:style-name="T44">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10"/>
      <text:p text:style-name="P3">The Emergency Stop <text:change text:change-id="ct105553122100432"/><text:change-start text:change-id="ct105553122144320"/><text:span text:style-name="T38">E</text:span><text:change-end text:change-id="ct105553122144320"/>vent <text:change text:change-id="ct105553122053632"/><text:change-start text:change-id="ct105553122096272"/><text:span text:style-name="T38">I</text:span><text:change-end text:change-id="ct105553122096272"/>dentifier (01.00.00.00.00.00.FF.FD) is a request for a node to command all of its outputs to a safe state. <text:s/>A node receiving this event is not required to de-energize any of its outputs. <text:s/><text:change text:change-id="ct105553122044272"/><text:change-start text:change-id="ct105553122038240"/><text:span text:style-name="T10">The meaning of “safe state” is not prescribed for any given node, it is up to the node manufacturer and/or user to prescribe what, if anything, should happen in the node if it receives this event</text:span><text:change-end text:change-id="ct105553122038240"/>. <text:s/>For example:</text:p>
      <text:list xml:id="list132650903660220" text:continue-numbering="true" text:style-name="L19">
        <text:list-item>
          <text:p text:style-name="P36">If the node is acting on behalf of one or more DCC trains, it m<text:change-start text:change-id="ct105553122129552"/><text:span text:style-name="T10">ight</text:span><text:change-end text:change-id="ct105553122129552"/><text:change text:change-id="ct105553122045936"/> send the global emergency stop command onto the DCC signal bus.</text:p>
        </text:list-item>
        <text:list-item>
          <text:p text:style-name="P36">If the node is an accessory controlling turnout motors, it m<text:change-start text:change-id="ct105553122118944"/><text:span text:style-name="T10">ight</text:span><text:change-end text:change-id="ct105553122118944"/><text:change text:change-id="ct105553122086704"/>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105553122068192"/></text:p>
      <text:h text:style-name="P30" text:outline-level="4"><text:soft-page-break/>Other Well-Known Automatically Routed</text:h>
      <text:p text:style-name="P17">Other <text:span text:style-name="T34">Well-Known Automatically Routed Event Identifiers not discussed here have their uses prescribed and/or discussed elsewhere. <text:s/>No assumptions should be made about </text:span><text:span text:style-name="T17">the</text:span><text:span text:style-name="T34"> use of these Well-Known Automatically Routed Event Identifiers as prescribed by this document.</text:span><text:change-end text:change-id="ct105553122068192"/></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change-start text:change-id="ct105553122045728"/></text:p>
      <text:p text:style-name="P2">Though not explicitly required, it would be prudent for a manufacture to identify in a product<text:span text:style-name="T39">'</text:span>s documentation as to <text:change-end text:change-id="ct105553122045728"/><text:change text:change-id="ct105553122084000"/><text:change-start text:change-id="ct105553122063824"/><text:span text:style-name="T35">which</text:span><text:change-end text:change-id="ct105553122063824"/><text:change-start text:change-id="ct105553122138704"/> Well-Known events it produces and consumes and <text:change-end text:change-id="ct105553122138704"/><text:change-start text:change-id="ct107202387443072"/><text:span text:style-name="T9">what are </text:span><text:change-end text:change-id="ct107202387443072"/><text:change-start text:change-id="ct107202387427680"/>the resulting actions it takes when these events occur.<text:change-end text:change-id="ct107202387427680"/><text:change-start text:change-id="ct105553122088992"/></text:p>
      <text:h text:style-name="P31" text:outline-level="4"><text:change-end text:change-id="ct105553122088992"/><text:change-start text:change-id="ct105553122058416"/>Duplicate Node ID</text:h>
      <text:p text:style-name="Standard">The <text:span text:style-name="T33">Duplicate Node ID Detected even</text:span><text:change-end text:change-id="ct105553122058416"/><text:change-start text:change-id="ct105553124224832"/><text:span text:style-name="T33">t would typically be sent by a node that receives a packet from another node containing its own unique Node ID</text:span><text:change-end text:change-id="ct105553124224832"/><text:change-start text:change-id="ct105553122040736"/><text:span text:style-name="T33">. <text:s/>The production of this event by a node is not explicitly required.</text:span><text:change-end text:change-id="ct105553122040736"/><text:change-start text:change-id="ct105553122036784"/></text:p>
      <text:h text:style-name="P32" text:outline-level="4">MERG CBUS</text:h>
      <text:p text:style-name="P16">OpenLCB allocates a Node ID address space specifically for mapping ME<text:change-end text:change-id="ct105553122036784"/><text:change-start text:change-id="ct105553122146192"/><office:annotation><dc:creator>David P Harris</dc:creator><dc:date>2015-10-17T17:57:56</dc:date><text:list text:style-name=""><text:list-item><text:p text:style-name="P39"><text:span text:style-name="T42">I do not think CBus events should be in this document. <text:s/>There may be several CBus segments and will need to be distinguished. <text:s/></text:span></text:p></text:list-item></text:list></office:annotation><text:change-end text:change-id="ct105553122146192"/><text:change-start text:change-id="ct105553122102304"/><office:annotation><dc:creator>Stuart Baker</dc:creator><dc:date>2015-10-18T00:12:44</dc:date><text:list text:continue-numbering="true" text:style-name=""><text:list-item><text:p text:style-name="P39"><text:span text:style-name="T43">Reply to David P Harris (10/17/2015, 17:57): "..."</text:span></text:p></text:list-item><text:list-item><text:p><text:span text:style-name="T44">I'm not sure either. <text:s/>Perhaps it could fall into the category of “Other Well-Known”</text:span></text:p></text:list-item></text:list></office:annotation><text:change-end text:change-id="ct105553122102304"/><text:change-start text:change-id="ct105553122092112"/>RG CBUS events into OpenLCB. <text:s/>CBUS events come in two types: <text:s/>long and short. <text:s/>A long event is uniquely identified by the <text:span text:style-name="T32">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6">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change-end text:change-id="ct105553122092112"/><text:change-start text:change-id="ct105553122074848"/></text:p>
      <text:h text:style-name="P30" text:outline-level="4">Other Well-Known</text:h>
      <text:p text:style-name="Standard">Other <text:span text:style-name="T34">Well-Known Event Identifiers not d</text:span><text:change-end text:change-id="ct105553122074848"/><text:change-start text:change-id="ct105553122100848"/><text:span text:style-name="T34">iscussed here have their uses prescribed and/or discussed elsewhere. <text:s/>No assumptions should be made about </text:span><text:span text:style-name="T17">the</text:span><text:span text:style-name="T34"> use of these Well-Known Event Identifiers</text:span><text:change-end text:change-id="ct105553122100848"/><text:change-start text:change-id="ct105553122048848"/><text:span text:style-name="T34"> as prescribed by this document.</text:span><text:change-end text:change-id="ct105553122048848"/></text:p>
      <text:h text:style-name="P25"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Introduction<text:tab/>1</text:p>
          <text:p text:style-name="P23"><text:s/>2 Annotations to the Standard<text:tab/>1</text:p>
          <text:p text:style-name="P20"><text:s/>2.1 Introduction<text:tab/>1</text:p>
          <text:p text:style-name="P20"><text:s/>2.2 Intended Use<text:tab/>1</text:p>
          <text:p text:style-name="P20"><text:s/>2.3 References and Context<text:tab/>2</text:p>
          <text:p text:style-name="P20"><text:s/>2.4 Format<text:tab/>3</text:p>
          <text:p text:style-name="P20"><text:s/>2.5 Allocation<text:tab/>3</text:p>
          <text:p text:style-name="P21"><text:s/>2.5.1 Node ID Based<text:tab/>3</text:p>
          <text:p text:style-name="P22"><text:s/>2.5.1.1 MERG CBUS<text:tab/>3</text:p>
          <text:p text:style-name="P21"><text:s/>2.5.2 Well-Known Automatically-Routed<text:tab/>3</text:p>
          <text:p text:style-name="P22"><text:s/>2.5.2.1 Emergency Off<text:tab/>3</text:p>
          <text:p text:style-name="P22"><text:s/>2.5.2.2 Emergency Stop<text:tab/>4</text:p>
          <text:p text:style-name="P21"><text:s/>2.5.3 Well-Known<text:tab/>4</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9fee0"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officeooo:rsid="001d227f"/>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Event Identifiers Technical Note</text:p>
      </style:header>
      <style:footer>
        <text:tracked-changes>
          <text:changed-region xml:id="ct106102875829232" text:id="ct106102875829232">
            <text:deletion>
              <office:change-info>
                <dc:creator>Stuart Baker</dc:creator>
                <dc:date>2016-01-24T15:35:00</dc:date>
              </office:change-info>
              <text:p text:style-name="MP2"><text:span text:style-name="Page_20_Number"><text:span text:style-name="MT2">2015</text:span></text:span></text:p>
            </text:deletion>
          </text:changed-region>
          <text:changed-region xml:id="ct106102875878944" text:id="ct106102875878944">
            <text:insertion>
              <office:change-info>
                <dc:creator>Stuart Baker</dc:creator>
                <dc:date>2016-01-24T15:35:00</dc:date>
              </office:change-info>
            </text:insertion>
          </text:changed-region>
          <text:changed-region xml:id="ct106102875806768" text:id="ct106102875806768">
            <text:deletion>
              <office:change-info>
                <dc:creator>Stuart Baker</dc:creator>
                <dc:date>2016-01-24T15:35:00</dc:date>
              </office:change-info>
              <text:p text:style-name="MP2"><text:span text:style-name="Page_20_Number"><text:span text:style-name="MT3">Feb 15, 2015</text:span></text:span></text:p>
            </text:deletion>
          </text:changed-region>
          <text:changed-region xml:id="ct106102875832144" text:id="ct106102875832144">
            <text:insertion>
              <office:change-info>
                <dc:creator>Stuart Baker</dc:creator>
                <dc:date>2016-01-24T15:35: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106102875829232"/><text:change-start text:change-id="ct106102875878944"/><text:span text:style-name="Page_20_Number"><text:span text:style-name="MT2"><text:date style:data-style-name="N120" text:date-value="2016-01-29T13:26:49.502230840">2016</text:date></text:span></text:span><text:change-end text:change-id="ct10610287587894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change text:change-id="ct106102875806768"/><text:change-start text:change-id="ct106102875832144"/><text:span text:style-name="Page_20_Number"><text:span text:style-name="MT3"><text:date style:data-style-name="N75" text:date-value="2016-01-29T13:26:49.503379999">Jan 29, 2016</text:date></text:span></text:span><text:change-end text:change-id="ct106102875832144"/></text:p>
      </style:footer>
    </style:master-page>
    <style:master-page style:name="First_20_Page" style:display-name="First Page" style:page-layout-name="Mpm2" style:next-style-name="Standard">
      <style:header>
        <text:tracked-changes>
          <text:changed-region xml:id="ct106102875770576" text:id="ct106102875770576">
            <text:insertion>
              <office:change-info>
                <dc:creator>Stuart Baker</dc:creator>
                <dc:date>2016-01-24T15:34:00</dc:date>
              </office:change-info>
            </text:insertion>
          </text:changed-region>
          <text:changed-region xml:id="ct106102877881040" text:id="ct106102877881040">
            <text:deletion>
              <office:change-info>
                <dc:creator>Stuart Baker</dc:creator>
                <dc:date>2016-01-24T15:33:00</dc:date>
              </office:change-info>
              <text:p text:style-name="MP6">Feb 15, 2015</text:p>
            </text:deletion>
          </text:changed-region>
          <text:changed-region xml:id="ct106102875823200" text:id="ct106102875823200">
            <text:deletion>
              <office:change-info>
                <dc:creator>Stuart Baker</dc:creator>
                <dc:date>2016-01-24T15:32:00</dc:date>
              </office:change-info>
              <text:p text:style-name="MP7"><text:span text:style-name="MT4">Adopted</text:span></text:p>
            </text:deletion>
          </text:changed-region>
          <text:changed-region xml:id="ct106102877929088" text:id="ct106102877929088">
            <text:insertion>
              <office:change-info>
                <dc:creator>Stuart Baker</dc:creator>
                <dc:date>2016-01-24T15: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106102875770576"/><text:date style:data-style-name="N75" text:date-value="2016-01-29T13:26:49.513013949">Jan 29, 2016</text:date><text:change-end text:change-id="ct106102875770576"/><text:change text:change-id="ct106102877881040"/></text:p>
            </table:table-cell>
            <table:table-cell table:style-name="Table1.C1" office:value-type="string">
              <text:p text:style-name="MP7"><text:change text:change-id="ct106102875823200"/><text:change-start text:change-id="ct106102877929088"/>Draft<text:change-end text:change-id="ct106102877929088"/></text:p>
            </table:table-cell>
          </table:table-row>
        </table:table>
        <text:p text:style-name="Header"/>
      </style:header>
      <style:footer>
        <text:tracked-changes>
          <text:changed-region xml:id="ct106102877861488" text:id="ct106102877861488">
            <text:deletion>
              <office:change-info>
                <dc:creator>Stuart Baker</dc:creator>
                <dc:date>2016-01-24T15:34:00</dc:date>
              </office:change-info>
              <text:p text:style-name="MP8"><text:span text:style-name="Page_20_Number"><text:span text:style-name="MT1">2015</text:span></text:span></text:p>
            </text:deletion>
          </text:changed-region>
          <text:changed-region xml:id="ct106102879999616" text:id="ct106102879999616">
            <text:insertion>
              <office:change-info>
                <dc:creator>Stuart Baker</dc:creator>
                <dc:date>2016-01-24T15:34:00</dc:date>
              </office:change-info>
            </text:insertion>
          </text:changed-region>
          <text:changed-region xml:id="ct106102877907872" text:id="ct106102877907872">
            <text:deletion>
              <office:change-info>
                <dc:creator>Stuart Baker</dc:creator>
                <dc:date>2016-01-24T15:34:00</dc:date>
              </office:change-info>
              <text:p text:style-name="MP8"><text:span text:style-name="Page_20_Number"><text:span text:style-name="MT7">Feb 15, 2015</text:span></text:span></text:p>
            </text:deletion>
          </text:changed-region>
          <text:changed-region xml:id="ct106102875789920" text:id="ct106102875789920">
            <text:insertion>
              <office:change-info>
                <dc:creator>Stuart Baker</dc:creator>
                <dc:date>2016-01-24T15:34:00</dc:date>
              </office:change-info>
            </text:insertion>
          </text:changed-region>
        </text:tracked-changes>
        <text:p text:style-name="MP8"><text:span text:style-name="Page_20_Number"><text:span text:style-name="MT1">Copyright 2011-</text:span></text:span><text:change text:change-id="ct106102877861488"/><text:change-start text:change-id="ct106102879999616"/><text:span text:style-name="Page_20_Number"><text:span text:style-name="MT1"><text:date style:data-style-name="N120" text:date-value="2016-01-29T13:26:49.515043208">2016</text:date></text:span></text:span><text:change-end text:change-id="ct10610287999961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change text:change-id="ct106102877907872"/><text:change-start text:change-id="ct106102875789920"/><text:span text:style-name="Page_20_Number"><text:span text:style-name="MT7"><text:date style:data-style-name="N75" text:date-value="2016-01-29T13:26:49.515908849">Jan 29, 2016</text:date></text:span></text:span><text:change-end text:change-id="ct10610287578992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40</meta:editing-cycles>
    <meta:editing-duration>P1DT4H33M3S</meta:editing-duration>
    <meta:generator>LibreOffice/4.4.0.3$MacOSX_X86_64 LibreOffice_project/de093506bcdc5fafd9023ee680b8c60e3e0645d7</meta:generator>
    <dc:date>2016-01-29T13:26:49.345511000</dc:date>
    <dc:creator>David Harris</dc:creator>
    <meta:document-statistic meta:table-count="3" meta:image-count="1" meta:object-count="0" meta:page-count="6" meta:paragraph-count="101" meta:word-count="1969" meta:character-count="11886" meta:non-whitespace-character-count="9945"/>
    <meta:user-defined meta:name="Info 1"/>
    <meta:user-defined meta:name="Info 2"/>
    <meta:user-defined meta:name="Info 3"/>
    <meta:user-defined meta:name="Info 4"/>
  </office:meta>
</office:document-meta>
</file>